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0.716cm" fo:margin-left="2.471cm" fo:margin-right="3.814cm" table:align="margins"/>
    </style:style>
    <style:style style:name="Tabelle5.A" style:family="table-column">
      <style:table-column-properties style:column-width="3.731cm" style:rel-column-width="22815*"/>
    </style:style>
    <style:style style:name="Tabelle5.B" style:family="table-column">
      <style:table-column-properties style:column-width="2.514cm" style:rel-column-width="15372*"/>
    </style:style>
    <style:style style:name="Tabelle5.C" style:family="table-column">
      <style:table-column-properties style:column-width="4.471cm" style:rel-column-width="2734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5011*"/>
    </style:style>
    <style:style style:name="Tabelle2.B" style:family="table-column">
      <style:table-column-properties style:column-width="8.281cm" style:rel-column-width="5052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1.456cm" fo:margin-left="2.524cm" fo:margin-right="3.02cm" table:align="margins"/>
    </style:style>
    <style:style style:name="Tabelle6.A" style:family="table-column">
      <style:table-column-properties style:column-width="0.609cm" style:rel-column-width="3481*"/>
    </style:style>
    <style:style style:name="Tabelle6.B" style:family="table-column">
      <style:table-column-properties style:column-width="6.535cm" style:rel-column-width="37383*"/>
    </style:style>
    <style:style style:name="Tabelle6.C" style:family="table-column">
      <style:table-column-properties style:column-width="4.313cm" style:rel-column-width="24671*"/>
    </style:style>
    <style:style style:name="Tabelle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.5" style:family="table-row">
      <style:table-row-properties style:min-row-height="0.127cm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5011*"/>
    </style:style>
    <style:style style:name="Tabelle4.B" style:family="table-column">
      <style:table-column-properties style:column-width="8.281cm" style:rel-column-width="5052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28" style:family="paragraph" style:parent-style-name="Table_20_Contents">
      <style:paragraph-properties fo:text-align="start" style:justify-single-word="false"/>
      <style:text-properties style:text-line-through-style="solid" fo:font-style="italic" style:font-style-asian="italic" style:font-style-complex="italic"/>
    </style:style>
    <style:style style:name="P29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9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0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5" style:family="paragraph" style:parent-style-name="Standard" style:list-style-name="L9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11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1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 style:list-style-name="L13">
      <style:paragraph-properties fo:text-align="start" style:justify-single-word="false"/>
      <style:text-properties fo:font-size="12pt" style:font-size-asian="12pt" style:font-size-complex="12pt"/>
    </style:style>
    <style:style style:name="P70" style:family="paragraph" style:parent-style-name="Standard" style:list-style-name="L13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23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76" style:family="paragraph" style:parent-style-name="Standard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77" style:family="paragraph" style:parent-style-name="Standard" style:list-style-name="L21">
      <style:paragraph-properties fo:text-align="start" style:justify-single-word="false"/>
      <style:text-properties fo:font-weight="bold" style:font-weight-asian="bold" style:font-weight-complex="bold"/>
    </style:style>
    <style:style style:name="P78" style:family="paragraph" style:parent-style-name="Standard" style:list-style-name="L8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79" style:family="paragraph" style:parent-style-name="Standard" style:list-style-name="L8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8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2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L2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2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2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26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8" style:family="paragraph" style:parent-style-name="Standard" style:list-style-name="L28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89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92" style:family="paragraph" style:parent-style-name="Standard" style:list-style-name="L13">
      <style:paragraph-properties fo:text-align="start" style:justify-single-word="false"/>
    </style:style>
    <style:style style:name="P93" style:family="paragraph" style:parent-style-name="Standard" style:list-style-name="L19">
      <style:paragraph-properties fo:text-align="start" style:justify-single-word="false"/>
    </style:style>
    <style:style style:name="P94" style:family="paragraph" style:parent-style-name="Standard" style:list-style-name="L21">
      <style:paragraph-properties fo:text-align="start" style:justify-single-word="false"/>
    </style:style>
    <style:style style:name="P95" style:family="paragraph" style:parent-style-name="Standard" style:list-style-name="L21">
      <style:paragraph-properties fo:text-align="start" style:justify-single-word="false"/>
      <style:text-properties fo:font-weight="normal" style:font-weight-asian="normal" style:font-weight-complex="normal"/>
    </style:style>
    <style:style style:name="P96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16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 style:list-style-name="L17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 style:list-style-name="L16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 style:list-style-name="L17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07" style:family="paragraph" style:parent-style-name="Standard" style:list-style-name="L16">
      <style:paragraph-properties fo:margin-top="0.101cm" fo:margin-bottom="0cm"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08" style:family="paragraph" style:parent-style-name="Standard" style:list-style-name="L1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 style:list-style-name="L5">
      <style:paragraph-properties fo:margin-top="0.101cm" fo:margin-bottom="0cm" fo:text-align="start" style:justify-single-word="false"/>
    </style:style>
    <style:style style:name="P110" style:family="paragraph" style:parent-style-name="Standard" style:list-style-name="L17">
      <style:paragraph-properties fo:margin-top="0.101cm" fo:margin-bottom="0cm" fo:text-align="start" style:justify-single-word="false"/>
    </style:style>
    <style:style style:name="P111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13" style:family="paragraph" style:parent-style-name="Standard" style:list-style-name="L15">
      <style:paragraph-properties fo:margin-top="0.101cm" fo:margin-bottom="0cm" fo:line-height="100%" fo:text-align="start" style:justify-single-word="false">
        <style:tab-stops/>
      </style:paragraph-properties>
    </style:style>
    <style:style style:name="P114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15" style:family="paragraph" style:parent-style-name="Standard" style:list-style-name="L16">
      <style:paragraph-properties fo:margin-top="0.101cm" fo:margin-bottom="0cm" fo:text-align="start" style:justify-single-word="false"/>
      <style:text-properties style:text-line-through-style="soli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Standard" style:list-style-name="L16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17" style:family="paragraph" style:parent-style-name="Standard" style:list-style-name="L17">
      <style:paragraph-properties fo:margin-top="0.101cm" fo:margin-bottom="0cm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 style:list-style-name="L17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21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fo:font-size="12pt" fo:background-color="#ffff00" style:font-size-asian="12pt" style:font-size-complex="12pt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/>
    </style:style>
    <style:style style:name="T33" style:family="text">
      <style:text-properties fo:color="#ff0000" fo:font-size="12pt" style:text-underline-style="none" style:font-size-asian="12pt" style:font-size-complex="12pt"/>
    </style:style>
    <style:style style:name="T34" style:family="text">
      <style:text-properties fo:color="#ff0000" fo:font-size="12pt" fo:background-color="#ffff00" style:font-size-asian="12pt" style:font-size-complex="12pt"/>
    </style:style>
    <style:style style:name="T35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6" style:family="text">
      <style:text-properties fo:color="#ff0000" fo:background-color="transparent"/>
    </style:style>
    <style:style style:name="T37" style:family="text">
      <style:text-properties fo:color="#ff0000" fo:font-weight="normal" fo:background-color="#ffff00" style:font-weight-asian="normal" style:font-weight-complex="normal"/>
    </style:style>
    <style:style style:name="T38" style:family="text">
      <style:text-properties fo:color="#ff0000" fo:font-style="normal" fo:font-weight="normal" fo:background-color="#ffff00" style:font-style-asian="normal" style:font-weight-asian="normal" style:font-style-complex="normal" style:font-weight-complex="normal"/>
    </style:style>
    <style:style style:name="T39" style:family="text">
      <style:text-properties fo:color="#ff0000" fo:font-style="normal" fo:background-color="#ffff00" style:font-style-asian="normal" style:font-style-complex="normal"/>
    </style:style>
    <style:style style:name="T40" style:family="text">
      <style:text-properties fo:color="#ff0000" fo:font-weight="bold" fo:background-color="#ffff00" style:font-weight-asian="bold" style:font-weight-complex="bold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background-color="#ffff00"/>
    </style:style>
    <style:style style:name="T43" style:family="text">
      <style:text-properties fo:color="#000080"/>
    </style:style>
    <style:style style:name="T44" style:family="text">
      <style:text-properties fo:color="#000080" style:text-underline-style="none"/>
    </style:style>
    <style:style style:name="T45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6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7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style:text-line-through-style="none"/>
    </style:style>
    <style:style style:name="T49" style:family="text">
      <style:text-properties style:text-line-through-style="none" fo:font-weight="normal" style:font-weight-asian="normal" style:font-weight-complex="normal"/>
    </style:style>
    <style:style style:name="T50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line-through-style="solid"/>
    </style:style>
    <style:style style:name="T56" style:family="text">
      <style:text-properties fo:color="#000000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fo:font-style="italic" style:font-style-asian="italic" style:font-style-complex="italic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3" style:family="graphic" style:parent-style-name="Formula">
      <style:graphic-properties style:vertical-pos="middle" style:vertical-rel="baseline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gelwerk</text:p>
      <text:list xml:id="list28247521" text:style-name="L1">
        <text:list-header>
          <text:p text:style-name="P37"/>
        </text:list-header>
      </text:list>
      <text:list xml:id="list28251949" text:style-name="L2">
        <text:list-item>
          <text:p text:style-name="P38">Karte</text:p>
          <text:list>
            <text:list-item>
              <text:p text:style-name="P41">Übersicht</text:p>
            </text:list-item>
            <text:list-item>
              <text:p text:style-name="P41">Gelände</text:p>
            </text:list-item>
          </text:list>
        </text:list-item>
        <text:list-item>
          <text:p text:style-name="P38">Einheiten</text:p>
          <text:list>
            <text:list-item>
              <text:p text:style-name="P38">Übersicht</text:p>
            </text:list-item>
            <text:list-item>
              <text:p text:style-name="P38">Attribute</text:p>
            </text:list-item>
            <text:list-item>
              <text:p text:style-name="P38">Fähigkeiten und Eigenschaften</text:p>
            </text:list-item>
          </text:list>
        </text:list-item>
        <text:list-item>
          <text:p text:style-name="P38">Ausrüstung</text:p>
          <text:list>
            <text:list-item>
              <text:p text:style-name="P38">Übersicht</text:p>
            </text:list-item>
            <text:list-item>
              <text:p text:style-name="P38">Waffen (Nahkampf)</text:p>
            </text:list-item>
            <text:list-item>
              <text:p text:style-name="P38">Waffen (Fernkampf)</text:p>
            </text:list-item>
            <text:list-item>
              <text:p text:style-name="P38">Rüstungen</text:p>
            </text:list-item>
            <text:list-item>
              <text:p text:style-name="P38">Sonstige</text:p>
            </text:list-item>
          </text:list>
        </text:list-item>
        <text:list-item>
          <text:p text:style-name="P38">Aktionen</text:p>
          <text:list>
            <text:list-item>
              <text:p text:style-name="P38">Übersicht</text:p>
            </text:list-item>
            <text:list-item>
              <text:p text:style-name="P38">Bewegung </text:p>
            </text:list-item>
            <text:list-item>
              <text:p text:style-name="P38">Angriff (Nahkampf)</text:p>
            </text:list-item>
            <text:list-item>
              <text:p text:style-name="P38">Angriff (Fernkampf)</text:p>
            </text:list-item>
            <text:list-item>
              <text:p text:style-name="P38">Fähigkeit </text:p>
            </text:list-item>
            <text:list-item>
              <text:p text:style-name="P38">Ausrüstung</text:p>
            </text:list-item>
            <text:list-item>
              <text:p text:style-name="P38">Interaktion </text:p>
            </text:list-item>
          </text:list>
        </text:list-item>
        <text:list-item>
          <text:p text:style-name="P38">Armee</text:p>
          <text:list>
            <text:list-item>
              <text:p text:style-name="P38">Armeestruktur</text:p>
            </text:list-item>
          </text:list>
        </text:list-item>
        <text:list-item>
          <text:p text:style-name="P38">Spielablauf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7">1. Karte</text:p>
      <text:p text:style-name="P18">1.1. Übersicht</text:p>
      <text:p text:style-name="P19"/>
      <text:list xml:id="list28263362" text:style-name="L3">
        <text:list-item>
          <text:list>
            <text:list-item>
              <text:p text:style-name="P43"><text:span text:style-name="T21">Karte –</text:span><text:span text:style-name="T31"> </text:span><text:span text:style-name="T31">Die Karte auf der gespielt wird, besteht aus Chunks</text:span></text:p>
            </text:list-item>
            <text:list-item>
              <text:p text:style-name="P44">Feld – <text:span text:style-name="T31">Ein einzelnes 6-eckiges Segment der Karte, auf einer bestimmten Höhe</text:span></text:p>
            </text:list-item>
            <text:list-item>
              <text:p text:style-name="P44">Chunk – <text:span text:style-name="T31">Alle Felder in einem 6-eckigen Segment der Karte</text:span></text:p>
            </text:list-item>
          </text:list>
        </text:list-item>
      </text:list>
      <text:p text:style-name="P45"/>
      <text:p text:style-name="P20"><text:span text:style-name="T31"><text:tab/></text:span><text:span text:style-name="T42">TODO: </text:span><text:span text:style-name="T37">Geländetypen, Hindernisse (auf Kanten), Bewegungstabellen</text:span></text:p>
      <text:list xml:id="list28697771" text:continue-numbering="true" text:style-name="L3">
        <text:list-item>
          <text:list>
            <text:list-header>
              <text:p text:style-name="P46"/>
            </text:list-header>
          </text:list>
        </text:list-item>
      </text:list>
      <text:list xml:id="list28246479" text:style-name="L4">
        <text:list-header>
          <text:p text:style-name="P96">2. Einheiten </text:p>
        </text:list-header>
      </text:list>
      <text:p text:style-name="P34"/>
      <text:p text:style-name="P34">2.1. Übersicht</text:p>
      <text:p text:style-name="P34"/>
      <text:p text:style-name="P34">2.2. Attribute</text:p>
      <text:p text:style-name="P32"><text:tab/></text:p>
      <text:p text:style-name="P32"><text:tab/>Feste Attribute</text:p>
      <text:p text:style-name="P32"><text:tab/><text:span text:style-name="T8">Fest heißt hier, dass sie nicht direkt von Talenten oder Effekten verändert werden können.</text:span></text:p>
      <text:list xml:id="list28249277" text:style-name="L5">
        <text:list-item>
          <text:list>
            <text:list-item>
              <text:p text:style-name="P97">Einheitentyp (Typ): <text:span text:style-name="T43">Held, leichte Infanterie, schwere Infanterie, leichte Kavallerie, schwere Kavallerie, Riesig, Mechanisch, Bestie, Humanoid, Flug</text:span></text:p>
            </text:list-item>
            <text:list-item>
              <text:p text:style-name="P109"><text:span text:style-name="T5">Truppgröße(TG)</text:span><text:span text:style-name="T10"> – </text:span><text:span text:style-name="T6">Die Aktuelle Anzahl von Soldaten</text:span></text:p>
            </text:list-item>
            <text:list-item>
              <text:p text:style-name="P102"><text:span text:style-name="T56">(normale) </text:span><text:span text:style-name="T57">Truppgröße(NTG) –</text:span><text:span text:style-name="T58"> </text:span><text:span text:style-name="T56">Die Anzahl von Soldaten, ohne Verluste</text:span></text:p>
            </text:list-item>
            <text:list-item>
              <text:p text:style-name="P102">(aktuelle) <text:span text:style-name="T21">Waffe (W) - </text:span><text:s/>Die im Moment von der Einheit geführte Waffe. Sie kann ersetzt werden durch eine andere im Inventar befindliche Waffe durch die Aktion Ausrüstung.</text:p>
            </text:list-item>
            <text:list-item>
              <text:p text:style-name="P97">Rüstung (R) – <text:span text:style-name="T31">Die von den Einheiten dieses Trupps ausgerüstete Rüstung. (Abschnitt 3.3) </text:span></text:p>
            </text:list-item>
            <text:list-item>
              <text:p text:style-name="P97"><text:span text:style-name="T48">Talente (T) </text:span><text:span text:style-name="T54">(Menge)</text:span><text:span text:style-name="T49"> – Die Eigenschaften (EG) und Fähigkeiten (FH) eines Trupps. (Abschnitt 4.5)</text:span></text:p>
            </text:list-item>
            <text:list-item>
              <text:p text:style-name="P111">Modifikationen (mod,modP)<text:span text:style-name="T49"> – </text:span><text:span text:style-name="T31">Ergeben sich aus den Modifikationen der Ausrüstung, der Talente und der Effekte. </text:span><text:span text:style-name="T49">mod(a,t)</text:span><text:span text:style-name="T31"> gibt an, wie bei der Aktion a das Attribut t absolut verändert wird und </text:span><text:span text:style-name="T49">modP(a,t)</text:span><text:span text:style-name="T31"> gibt an, wie bei der Aktion a das Attribut t prozentual verändert wird. </text:span></text:p>
            </text:list-item>
            <text:list-item>
              <text:p text:style-name="P112"><text:span text:style-name="T50">Größe(G) – </text:span><text:span text:style-name="T51">Ein Set von Größenordnungen für Einheiten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1">Sehr klein <text:span text:style-name="T23">(XS)</text:span></text:p>
          </table:table-cell>
          <table:table-cell table:style-name="Tabelle5.A1" office:value-type="string">
            <text:p text:style-name="P21">&lt;0,8m</text:p>
          </table:table-cell>
          <table:table-cell table:style-name="Tabelle5.C1" office:value-type="string">
            <text:p text:style-name="P23">Gartenzwerge,...</text:p>
          </table:table-cell>
        </table:table-row>
        <table:table-row>
          <table:table-cell table:style-name="Tabelle5.A2" office:value-type="string">
            <text:p text:style-name="P21">Klein <text:span text:style-name="T23">(S)</text:span></text:p>
          </table:table-cell>
          <table:table-cell table:style-name="Tabelle5.A2" office:value-type="string">
            <text:p text:style-name="P21">0,8m – 1,6m</text:p>
          </table:table-cell>
          <table:table-cell table:style-name="Tabelle5.C2" office:value-type="string">
            <text:p text:style-name="P23">(LotR) Zwerge -0.2m,...</text:p>
          </table:table-cell>
        </table:table-row>
        <table:table-row>
          <table:table-cell table:style-name="Tabelle5.A2" office:value-type="string">
            <text:p text:style-name="P21">Normal <text:span text:style-name="T23">(N)</text:span></text:p>
          </table:table-cell>
          <table:table-cell table:style-name="Tabelle5.A2" office:value-type="string">
            <text:p text:style-name="P21">1,6m – 2,2m</text:p>
          </table:table-cell>
          <table:table-cell table:style-name="Tabelle5.C2" office:value-type="string">
            <text:p text:style-name="P23">Menschen,...</text:p>
          </table:table-cell>
        </table:table-row>
        <table:table-row>
          <table:table-cell table:style-name="Tabelle5.A2" office:value-type="string">
            <text:p text:style-name="P21">Groß <text:span text:style-name="T23">(L)</text:span></text:p>
          </table:table-cell>
          <table:table-cell table:style-name="Tabelle5.A2" office:value-type="string">
            <text:p text:style-name="P21">2,2m – 4,0m </text:p>
          </table:table-cell>
          <table:table-cell table:style-name="Tabelle5.C2" office:value-type="string">
            <text:p text:style-name="P23">Reiter, (LotR) Trolle,...</text:p>
          </table:table-cell>
        </table:table-row>
        <table:table-row>
          <table:table-cell table:style-name="Tabelle5.A2" office:value-type="string">
            <text:p text:style-name="P21">Sehr Groß <text:span text:style-name="T23">(XL)</text:span></text:p>
          </table:table-cell>
          <table:table-cell table:style-name="Tabelle5.A2" office:value-type="string">
            <text:p text:style-name="P21">4,0m – 7,0m</text:p>
          </table:table-cell>
          <table:table-cell table:style-name="Tabelle5.C2" office:value-type="string">
            <text:p text:style-name="P23">1,5 (LotR) Trolle,...</text:p>
          </table:table-cell>
        </table:table-row>
        <table:table-row>
          <table:table-cell table:style-name="Tabelle5.A2" office:value-type="string">
            <text:p text:style-name="P21">Riesig <text:span text:style-name="T23">(XXL)</text:span></text:p>
          </table:table-cell>
          <table:table-cell table:style-name="Tabelle5.A2" office:value-type="string">
            <text:p text:style-name="P21">7,0m&lt;</text:p>
          </table:table-cell>
          <table:table-cell table:style-name="Tabelle5.C2" office:value-type="string">
            <text:p text:style-name="P23">Riese, 2 (LotR) Trolle,...</text:p>
          </table:table-cell>
        </table:table-row>
      </table:table>
      <text:p text:style-name="P33"/>
      <text:p text:style-name="P35"><text:soft-page-break/><text:tab/><text:span text:style-name="T1">(Variable) Attribute</text:span></text:p>
      <text:list xml:id="list28727178" text:continue-numbering="true" text:style-name="L5">
        <text:list-item>
          <text:list>
            <text:list-item>
              <text:p text:style-name="P99">Kampfkraft (EKK) [0 – 25] – <text:span text:style-name="T31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6">(LotR) Ork</text:p>
          </table:table-cell>
          <table:table-cell table:style-name="Tabelle3.B1" office:value-type="float" office:value="4">
            <text:p text:style-name="P26">4</text:p>
          </table:table-cell>
        </table:table-row>
        <table:table-row>
          <table:table-cell table:style-name="Tabelle3.A2" office:value-type="string">
            <text:p text:style-name="P26">Mensch</text:p>
          </table:table-cell>
          <table:table-cell table:style-name="Tabelle3.B2" office:value-type="float" office:value="6">
            <text:p text:style-name="P26">6</text:p>
          </table:table-cell>
        </table:table-row>
        <table:table-row>
          <table:table-cell table:style-name="Tabelle3.A2" office:value-type="string">
            <text:p text:style-name="P26">(LotR) Troll</text:p>
          </table:table-cell>
          <table:table-cell table:style-name="Tabelle3.B2" office:value-type="float" office:value="12">
            <text:p text:style-name="P26">12</text:p>
          </table:table-cell>
        </table:table-row>
      </table:table>
      <text:list xml:id="list28727369" text:continue-numbering="true" text:style-name="L5">
        <text:list-item>
          <text:list>
            <text:list-item>
              <text:p text:style-name="P109"><text:span text:style-name="T5">Kampfgeschick (EKG) [0 – 25] – </text:span><text:span text:style-name="T6">Beschreibt, wie gut eine Einheit im Umgang mit Waffen allgemein ausgebildet wurde. Er gibt Boni/Mali im Nahkampf je nachdem, wie hoch das KG des Gegners ist</text:span><text:span text:style-name="T5">. EKG(w)</text:span><text:span text:style-name="T6"> beschreibt das Kampfgeschick im Umgang mit dem Waffentyp w (Kapitel 3).</text:span></text:p>
            </text:list-item>
            <text:list-item>
              <text:p text:style-name="P114"><text:span text:style-name="T7">Angriffe (EA) – </text:span><text:span text:style-name="T6">Die Anzahl der Angriffe, die diese Einheit während einer Kampfaktion hat. (üblicherweise Einen).</text:span></text:p>
            </text:list-item>
            <text:list-item>
              <text:p text:style-name="P109"><text:span text:style-name="T5">Initiative (EI)</text:span><text:span text:style-name="T10"> </text:span><text:span text:style-name="T5">[0 – 25] </text:span><text:span text:style-name="T10">– </text:span><text:span text:style-name="T6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109"><text:span text:style-name="T5">Aktionspunkte (EAP) [0 – 30] – </text:span><text:span text:style-name="T6">Beschreibt die Menge von Aktionen, die eine Einheit im Zeitintervall einer Runde ausführen kann. (Beachte: Es ist immer nur 1 Angriff möglich).Der Mittelwert sollte bei etwa 15 liegen. </text:span><text:span text:style-name="T5">AP(a) </text:span><text:span text:style-name="T6">gibt die Kosten für die Aktion a an (Kapitel 4).</text:span></text:p>
            </text:list-item>
            <text:list-item>
              <text:p text:style-name="P114"><text:span text:style-name="T7">Schicksalspunkte (ESP): - </text:span><text:span text:style-name="T6">Diese Punkte sind primär für Helden bestimmt und erlauben es tödliche Situationen zu überleben.</text:span></text:p>
            </text:list-item>
            <text:list-item>
              <text:p text:style-name="P114"><text:span text:style-name="T7">Abwehr (EAB) –</text:span><text:span text:style-name="T6"> Beschreibt, wie gut eine Einheit geschützt ist gegen Angriffe (ohne Berücksichtigung von Angriffsvorteilen und ähnlichem)</text:span></text:p>
            </text:list-item>
            <text:list-item>
              <text:p text:style-name="P114"><text:span text:style-name="T7">Moral (EM) – </text:span><text:span text:style-name="T6">Beschreibt den aktuellen Kampfwillen der Einheit.</text:span></text:p>
            </text:list-item>
            <text:list-item>
              <text:p text:style-name="P114"><text:span text:style-name="T6">(normale) </text:span><text:span text:style-name="T7">Moral (ENM) – </text:span><text:span text:style-name="T6">Die Moral des frischen Trupps.</text:span></text:p>
            </text:list-item>
            <text:list-item>
              <text:p text:style-name="P103">Lebenspunkte(ELP) – <text:span text:style-name="T31">Beschreibt die Widerstandsfähigkeit gegen Treffer.</text:span></text:p>
            </text:list-item>
            <text:list-item>
              <text:p text:style-name="P97"><text:span text:style-name="T31">(normale)</text:span><text:span text:style-name="T22"> </text:span>Lebenspunkt(ENLP)<text:span text:style-name="T22"> – </text:span><text:span text:style-name="T31">Die Lebenspunkte eines unverletzten Trupps. Die </text:span>ILP<text:span text:style-name="T31"> bezeichnen die Lebenspunkte eines einzelnen Soldaten der Einheit.</text:span></text:p>
            </text:list-item>
            <text:list-item>
              <text:p text:style-name="P97">Bewegungskosten (EBK): <text:span text:style-name="T31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7">Mobiles Geschütz</text:p>
          </table:table-cell>
          <table:table-cell table:style-name="Tabelle1.B1" office:value-type="float" office:value="12">
            <text:p text:style-name="P27">12</text:p>
          </table:table-cell>
        </table:table-row>
        <table:table-row>
          <table:table-cell table:style-name="Tabelle1.A2" office:value-type="string">
            <text:p text:style-name="P27">Einfacher Fußsoldat</text:p>
          </table:table-cell>
          <table:table-cell table:style-name="Tabelle1.B2" office:value-type="float" office:value="7">
            <text:p text:style-name="P27">7</text:p>
          </table:table-cell>
        </table:table-row>
        <table:table-row>
          <table:table-cell table:style-name="Tabelle1.A2" office:value-type="string">
            <text:p text:style-name="P27">Einfacher Reiter</text:p>
          </table:table-cell>
          <table:table-cell table:style-name="Tabelle1.B2" office:value-type="float" office:value="4">
            <text:p text:style-name="P27">4</text:p>
          </table:table-cell>
        </table:table-row>
      </table:table>
      <text:list xml:id="list28718840" text:continue-numbering="true" text:style-name="L5">
        <text:list-item>
          <text:list>
            <text:list-item>
              <text:p text:style-name="P97">Angriffskosten (EAK): <text:span text:style-name="T31">Die Kosten für einen unmodifizierten Angriff mit der ausgerüsteten Waffe.</text:span></text:p>
            </text:list-item>
            <text:list-item>
              <text:p text:style-name="P112"><text:span text:style-name="T5">Inventar: </text:span><text:span text:style-name="T6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5"> Rüstung (R)</text:span><text:span text:style-name="T6"> und die aktuell ausgerüstete </text:span><text:span text:style-name="T5">Waffe (W)</text:span><text:span text:style-name="T6">.</text:span></text:p>
            </text:list-item>
            <text:list-item>
              <text:p text:style-name="P112"><text:span text:style-name="T51">(aktive) </text:span><text:span text:style-name="T50">Effekte (E) </text:span><text:span text:style-name="T53">(Menge) </text:span><text:span text:style-name="T50">– </text:span><text:span text:style-name="T51">Die Effekte unter denen der Trupp steht.(Abschnitt 4.5)</text:span></text:p>
            </text:list-item>
          </text:list>
        </text:list-item>
      </text:list>
      <text:p text:style-name="P32"/>
      <text:p text:style-name="P18">2.2.<text:tab/>Fähigkeiten, Eigenschaften und Effekte</text:p>
      <text:p text:style-name="P18"/>
      <text:p text:style-name="P4">Die <text:span text:style-name="T21">Fähigkeiten</text:span> und <text:span text:style-name="T21">Eigenschaften</text:span> einer Einheit bilden zusammen die <text:span text:style-name="T21">Talente</text:span> der Einheit. Dies <text:soft-page-break/>können Hintergrundmerkmale (wie etwa ein spezielles Training) oder aber auch im Laufe der Kampagne erlernte Fähigkeiten sein. Eigenschaften sind in der Regel <text:span text:style-name="T21">Passive</text:span> Talente, die Boni oder auch Mali auf die Grundwerte geben, darüber hinaus können sie auch in bestimmten Situationen (siehe Ereignisse) <text:span text:style-name="T21">Effekte</text:span> geben. Fähigkeiten sind <text:span text:style-name="T21">Aktive</text:span> Talente und müssen mit AP aktiviert werden. Auch Effekte können in bestimmten Situationen neue Effekte auslösen. <text:span text:style-name="T21">Modifikationen </text:span>geben an, wie Talente und Effekte Handlungen eines Trupps beeinflussen.</text:p>
      <text:p text:style-name="P4"/>
      <text:list xml:id="list28257130" text:style-name="L6">
        <text:list-item>
          <text:list>
            <text:list-item>
              <text:p text:style-name="P47"><text:span text:style-name="T21">Talente</text:span> ändern sich während des Szenarios nicht</text:p>
              <text:list>
                <text:list-item>
                  <text:p text:style-name="P58">Eigenschaften <text:span text:style-name="T31">geben Permanente Boni zu Attributen, modifizieren Aktionen und können Effekte auslösen, wenn bestimmt Ereignisse eintreten.</text:span></text:p>
                </text:list-item>
                <text:list-item>
                  <text:p text:style-name="P58">Fähigkeiten <text:span text:style-name="T31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58">Effekte</text:p>
              <text:p text:style-name="P73">(Etwas Abstrakter wäre es Effekte als Zustände zu verstehen in denen sich der Trupp oder Held gerade befindet)</text:p>
              <text:list>
                <text:list-item>
                  <text:p text:style-name="P58">anhaltende Effekte<text:span text:style-name="T31"> sind vergleichbar mit Buffs aus bekannten spielen. Sie geben </text:span>Attributboni<text:span text:style-name="T31">, können Aktionen </text:span>modifizieren<text:span text:style-name="T31"> und Effekte auslösen, wenn bestimmte Ereignisse eintreten.</text:span></text:p>
                </text:list-item>
                <text:list-item>
                  <text:p text:style-name="P58">Sofortige Effekte <text:span text:style-name="T31">treten sofort ein, Flächenschaden von Geschützen und ähnlichem</text:span></text:p>
                </text:list-item>
              </text:list>
            </text:list-item>
          </text:list>
        </text:list-item>
      </text:list>
      <text:p text:style-name="P7"/>
      <text:p text:style-name="P4"><text:span text:style-name="T26"><text:tab/></text:span><text:span text:style-name="T4">Effekte</text:span></text:p>
      <text:p text:style-name="P4"><text:span text:style-name="T4"><text:tab/></text:span><text:span text:style-name="T25">Anhaltende Effekte </text:span><text:span text:style-name="T26">haben folgende Attribute:</text:span></text:p>
      <text:list xml:id="list28255491" text:style-name="L7">
        <text:list-item>
          <text:list>
            <text:list-item>
              <text:p text:style-name="P75">Typ: <text:span text:style-name="T51">Positiv, Neutral, Negativ – Zur geeigneten Markierung im Spiel.</text:span></text:p>
            </text:list-item>
            <text:list-item>
              <text:p text:style-name="P75"><text:span text:style-name="T52">Beschreibung: </text:span><text:span text:style-name="T51">Ingame Tooltip. </text:span></text:p>
            </text:list-item>
            <text:list-item>
              <text:p text:style-name="P75"><text:span text:style-name="T52">Versteckt: </text:span><text:span text:style-name="T51">Ja/Nein, Ob der Effekt im Spiel angezeigt wird.</text:span></text:p>
            </text:list-item>
          </text:list>
        </text:list-item>
      </text:list>
      <text:list xml:id="list28261294" text:style-name="L8">
        <text:list-item>
          <text:list>
            <text:list-item>
              <text:list>
                <text:list-item>
                  <text:p text:style-name="P78">Auswirkungen: <text:span text:style-name="T31">Gibt an, was dieser Effekt nun eigentlich tut. Dies können Modifikationen von Aktionen sein, direkte Attributboni und ähnliches sein.</text:span></text:p>
                </text:list-item>
                <text:list-item>
                  <text:p text:style-name="P78">Dauer: <text:span text:style-name="T31">Dauer bis der Effekt schwindet. (-1 = infinity)</text:span></text:p>
                </text:list-item>
                <text:list-item>
                  <text:p text:style-name="P78">Nebeneffekte: <text:span text:style-name="T31">Die Effekte, welcher dieser Effekt auslösen kann, dafür hat der Effekt für jeden Nebeneffekt folgende Attribute:</text:span></text:p>
                  <text:list>
                    <text:list-item>
                      <text:p text:style-name="P78">Ereignisse: <text:span text:style-name="T31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78">Bedingungen</text:p>
                    </text:list-item>
                    <text:list-item>
                      <text:p text:style-name="P78">Effekte</text:p>
                    </text:list-item>
                  </text:list>
                </text:list-item>
                <text:list-item>
                  <text:p text:style-name="P78"><text:span text:style-name="T26">Abbruch: </text:span><text:span text:style-name="T27">Bei diesen Ereignissen wird der Effekt abgebrochen, wenn zusätzlich noch die Abbruchbedingungen erfüllt sind. (</text:span><text:span text:style-name="T39">TODO:</text:span><text:span text:style-name="T38"> Mehrere Abbruchereignisse</text:span><text:span text:style-name="T27">)</text:span></text:p>
                </text:list-item>
                <text:list-item>
                  <text:p text:style-name="P79">Abbruchbedingungen</text:p>
                </text:list-item>
              </text:list>
            </text:list-item>
          </text:list>
        </text:list-item>
      </text:list>
      <text:p text:style-name="P15"><text:tab/></text:p>
      <text:p text:style-name="P15"><text:tab/>Attributboni</text:p>
      <text:p text:style-name="P15"><text:tab/><text:span text:style-name="T15">Es gibt feste Attributboni, die durch Eigenschaften von Einheiten verliehen werden und <text:tab/>temporäre, die durch Effekte und Eigenschaften von Ausrüstung verliehen werden.</text:span></text:p>
      <text:p text:style-name="P7"/>
      <text:p text:style-name="P4"><text:tab/><text:span text:style-name="T2">Modifikationen</text:span></text:p>
      <text:p text:style-name="P7"><text:span text:style-name="T2"><text:tab/></text:span>Modifikationen beeinflussen den Ablauf von Aktionen (Angriffen, Bewegung, <text:tab/>etc.).<text:span text:style-name="T21">e.mod(a,t)</text:span> gibt an, wie bei der Aktion a das Attribut t absolut durch die <text:tab/>Eigenschaft/den Effekt e verändert wird und <text:span text:style-name="T21">e.modP(a,t)</text:span> gibt an, wie bei der Aktion a das <text:tab/>Attribut t prozentual verändert wird. Außerdem können Aktionen durch Modifikationen <text:tab/>deaktiviert werden. (z.B. Bewegung für Stationäre Geschütze nach dem aufbauen) <text:span text:style-name="T23">Die <text:tab/>Modifikationen sind insbesondere <text:tab/>nützlich, um <text:tab/>Boni zu beschreiben, die nur unter <text:tab/>bestimmten Bedingungen auftreten (etwa <text:tab/>ein 25% Bonus gegen Bestien)</text:span></text:p>
      <text:p text:style-name="P8"><text:soft-page-break/></text:p>
      <text:p text:style-name="P13"><text:tab/>Ereignisse</text:p>
      <text:p text:style-name="P4"><text:span text:style-name="T21"><text:tab/>(anhaltende) Effekte</text:span> und <text:span text:style-name="T21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1"><text:tab/></text:span></text:p>
      <text:p text:style-name="P2"/>
      <text:list xml:id="list28254393" text:style-name="L9">
        <text:list-item>
          <text:list>
            <text:list-item>
              <text:list>
                <text:list-item>
                  <text:p text:style-name="P65">Bewegung Vorher : <text:span text:style-name="T31">Tritt ein, bevor sich ein Trupp/Held auf ein anders Feld bewegt.</text:span></text:p>
                </text:list-item>
                <text:list-item>
                  <text:p text:style-name="P65">Bewegung Nachher :<text:span text:style-name="T31"> Tritt ein, nachdem sich ein Trupp/Held auf ein anders Feld bewegt hat.</text:span></text:p>
                </text:list-item>
                <text:list-item>
                  <text:p text:style-name="P65">Drehung</text:p>
                </text:list-item>
                <text:list-item>
                  <text:p text:style-name="P65">Angriff Vorher: <text:span text:style-name="T31">Tritt ein, bevor ein Trupp einen andern angreift. </text:span></text:p>
                </text:list-item>
                <text:list-item>
                  <text:p text:style-name="P65">Angriff: <text:span text:style-name="T31">Tritt ein, während ein Trupp angreift.</text:span></text:p>
                </text:list-item>
                <text:list-item>
                  <text:p text:style-name="P65">Angriff Nachher: <text:span text:style-name="T31">Tritt ein, nachdem ein Trupp einen andern angegriffen hat.</text:span></text:p>
                </text:list-item>
                <text:list-item>
                  <text:p text:style-name="P65">Angriff Fernkampf Vorher</text:p>
                </text:list-item>
                <text:list-item>
                  <text:p text:style-name="P65">Angriff Fernkampf </text:p>
                </text:list-item>
                <text:list-item>
                  <text:p text:style-name="P65">Angriff Fernkampf Nachher</text:p>
                </text:list-item>
                <text:list-item>
                  <text:p text:style-name="P65">Verteidigung Vorher: <text:span text:style-name="T31">Tritt ein, bevor ein Trupp angegriffen wird.</text:span></text:p>
                </text:list-item>
                <text:list-item>
                  <text:p text:style-name="P65">Verteidigung Nachher<text:span text:style-name="T31">: Tritt ein, nachdem ein Trupp angegriffen wurde.</text:span></text:p>
                </text:list-item>
                <text:list-item>
                  <text:p text:style-name="P65">Verteidigung Fernkampf Vorher</text:p>
                </text:list-item>
                <text:list-item>
                  <text:p text:style-name="P65">Verteidigung Fernkampf Nachher</text:p>
                </text:list-item>
                <text:list-item>
                  <text:p text:style-name="P65">Aktion benutzen: <text:span text:style-name="T31">Eine Aktion auf der Karte benutzen </text:span><text:span text:style-name="T22">(z.B verschanzen)</text:span></text:p>
                </text:list-item>
                <text:list-item>
                  <text:p text:style-name="P65">Moral über 100%</text:p>
                </text:list-item>
                <text:list-item>
                  <text:p text:style-name="P65">Moral 75% - 100%</text:p>
                </text:list-item>
                <text:list-item>
                  <text:p text:style-name="P65">Moral 50% - 75%</text:p>
                </text:list-item>
                <text:list-item>
                  <text:p text:style-name="P65">Moral 25% - 50%</text:p>
                </text:list-item>
                <text:list-item>
                  <text:p text:style-name="P65">Moral 0% - 25%</text:p>
                </text:list-item>
                <text:list-item>
                  <text:p text:style-name="P65">Moral 0 (Flucht)</text:p>
                </text:list-item>
                <text:list-item>
                  <text:p text:style-name="P65">Leben 100%</text:p>
                </text:list-item>
                <text:list-item>
                  <text:p text:style-name="P65">Leben 75% - 100%</text:p>
                </text:list-item>
                <text:list-item>
                  <text:p text:style-name="P65">Leben 50% - 75%</text:p>
                </text:list-item>
                <text:list-item>
                  <text:p text:style-name="P65">Leben 25% - 50%</text:p>
                </text:list-item>
                <text:list-item>
                  <text:p text:style-name="P65">Leben 0% - 25%</text:p>
                </text:list-item>
                <text:list-item>
                  <text:p text:style-name="P65">Leben 0 (Tot)</text:p>
                </text:list-item>
                <text:list-item>
                  <text:p text:style-name="P65">Zug Beginn</text:p>
                </text:list-item>
                <text:list-item>
                  <text:p text:style-name="P65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1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1">(Wenn man so will ein endlicher, <text:tab/>kreisförmiger Automat)</text:span>. Eine Fähigkeit besteht aus einem geordneten Set von <text:tab/>Fähigkeitsstufen, welches Folgenden Invarianten unterliegt:</text:p>
      <text:list xml:id="list28253216" text:style-name="L10">
        <text:list-item>
          <text:list>
            <text:list-item>
              <text:list>
                <text:list-item>
                  <text:p text:style-name="P48">An erster Stelle steht die Startstufe.</text:p>
                </text:list-item>
                <text:list-item>
                  <text:p text:style-name="P48"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28244294" text:style-name="L11">
        <text:list-item>
          <text:list>
            <text:list-item>
              <text:list>
                <text:list-item>
                  <text:p text:style-name="P49"><text:soft-page-break/><text:span text:style-name="T21">Name: </text:span>Der Name, der im Spiel angezeigt wird.</text:p>
                </text:list-item>
                <text:list-item>
                  <text:p text:style-name="P49"><text:span text:style-name="T21">Kosten: </text:span>Selbsterklärend: die Grundkosten der Fähigkeit in AP.</text:p>
                </text:list-item>
                <text:list-item>
                  <text:p text:style-name="P59">Beschreibung: <text:span text:style-name="T31">Die Beschreibung, die im Spiel angezeigt wird.</text:span></text:p>
                </text:list-item>
                <text:list-item>
                  <text:p text:style-name="P59">Bedingungen: <text:span text:style-name="T31">Die Bedingungen unter denen die Fähigkeit einzusetzen ist. (</text:span><text:span text:style-name="T22">Lässt sich gut mit versteckten Ereignissen implementieren.)</text:span></text:p>
                </text:list-item>
                <text:list-item>
                  <text:p text:style-name="P66">Abklingzeit: <text:span text:style-name="T31">Gibt an, wie viele Runden die Fertigkeit braucht um wieder eingesetzt </text:span><text:span text:style-name="T31">zu werden. (</text:span><text:span text:style-name="T22">Lässt sich auch wieder mit versteckten Effekten implementieren, da man das aber vermutlich recht häufig braucht wäre das irgendwie unschön)</text:span></text:p>
                </text:list-item>
                <text:list-item>
                  <text:p text:style-name="P66">sofortige Effekte: <text:span text:style-name="T31">sofortige Effekte, die ausgelöst werden.</text:span></text:p>
                </text:list-item>
                <text:list-item>
                  <text:p text:style-name="P66">Anhaltende Effekte: <text:span text:style-name="T31">anhaltende Effekte, die ausgelöst werden. </text:span></text:p>
                </text:list-item>
              </text:list>
            </text:list-item>
          </text:list>
        </text:list-item>
      </text:list>
      <text:p text:style-name="P13"><text:tab/></text:p>
      <text:p text:style-name="P2"/>
      <text:p text:style-name="P13"><text:tab/>Beispiele <text:span text:style-name="T34">(TODO: </text:span><text:span text:style-name="T35">Auf die neuen Attribute anpassen)</text:span></text:p>
      <text:p text:style-name="P1"><text:tab/>Beispiel 1: Schrapnellgeschütz</text:p>
      <text:p text:style-name="P36"><text:tab/><text:span text:style-name="T36">(Nicht vergessen: Effekt-schaden bei der Berechnung des potentiellen Schadens nicht zu <text:tab/>vernachlässigen)</text:span></text:p>
      <text:list xml:id="list28701018" text:continue-list="list28261294" text:style-name="L8">
        <text:list-item>
          <text:list>
            <text:list-item>
              <text:p text:style-name="P80">Fähigkeit: Schrapnellgeschoss</text:p>
              <text:list>
                <text:list-item>
                  <text:p text:style-name="P80">Kosten:<text:span text:style-name="T31"> 8 AP</text:span></text:p>
                </text:list-item>
                <text:list-item>
                  <text:p text:style-name="P80">Beschreibung: „<text:span text:style-name="T31">Feuert beim nächsten Schuss ein Schrapnellgeschoss ab, dass Flächenschaden verursacht“</text:span></text:p>
                </text:list-item>
                <text:list-item>
                  <text:p text:style-name="P80">sofortige Effekte: <text:span text:style-name="T31">-</text:span></text:p>
                </text:list-item>
                <text:list-item>
                  <text:p text:style-name="P80">anhaltende Effekte: <text:span text:style-name="T31">Schrapnellmunition für ausführende Einheit </text:span></text:p>
                </text:list-item>
              </text:list>
            </text:list-item>
            <text:list-item>
              <text:p text:style-name="P80">anhaltender Effekt: <text:span text:style-name="T31">Schrapnellmunition</text:span></text:p>
              <text:list>
                <text:list-item>
                  <text:p text:style-name="P80">Typ: <text:span text:style-name="T31">Positiv</text:span></text:p>
                </text:list-item>
                <text:list-item>
                  <text:p text:style-name="P80">Ereignisse: <text:span text:style-name="T31">Angriff Fernkampf</text:span></text:p>
                </text:list-item>
                <text:list-item>
                  <text:p text:style-name="P80">Bedingung: - </text:p>
                </text:list-item>
                <text:list-item>
                  <text:p text:style-name="P80">Effekt: <text:span text:style-name="T31">Splitterschaden für Ziel und angrenzende, wenn sichtbar</text:span></text:p>
                </text:list-item>
                <text:list-item>
                  <text:p text:style-name="P80">Auswirkungen: -</text:p>
                </text:list-item>
                <text:list-item>
                  <text:p text:style-name="P80">Modifikationen: <text:span text:style-name="T31">keinen Direkten Schaden </text:span></text:p>
                </text:list-item>
                <text:list-item>
                  <text:p text:style-name="P80">Dauer: <text:span text:style-name="T31">-1</text:span></text:p>
                </text:list-item>
                <text:list-item>
                  <text:p text:style-name="P80">Abbruch: <text:span text:style-name="T31">Tot</text:span></text:p>
                </text:list-item>
              </text:list>
            </text:list-item>
            <text:list-item>
              <text:p text:style-name="P80">sofortiger Effekt: <text:span text:style-name="T31">Splitterschaden</text:span></text:p>
              <text:list>
                <text:list-item>
                  <text:p text:style-name="P80">Typ:<text:span text:style-name="T31"> Sofort </text:span></text:p>
                </text:list-item>
                <text:list-item>
                  <text:p text:style-name="P80">Effekte: -</text:p>
                </text:list-item>
                <text:list-item>
                  <text:p text:style-name="P80">Auswirkungen: <text:span text:style-name="T31">Flächenschaden, der dem 0.4fachen Schaden eines direkten Angriffes mit -6 KG entspricht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1"><text:tab/></text:span><text:span text:style-name="T55">Beispiel 2: Feueratem</text:span></text:p>
      <text:list xml:id="list28264181" text:style-name="L12">
        <text:list-item>
          <text:list>
            <text:list-item>
              <text:p text:style-name="P81">Fähigkeit: Feueratem</text:p>
              <text:list>
                <text:list-item>
                  <text:p text:style-name="P81">Kosten: <text:span text:style-name="T31">6AP</text:span></text:p>
                </text:list-item>
                <text:list-item>
                  <text:p text:style-name="P81">Beschreibung: <text:span text:style-name="T31">„Speit Flammen, auf die 2 Felder vor ihm.“</text:span></text:p>
                </text:list-item>
                <text:list-item>
                  <text:p text:style-name="P81">Sofortiger Effekt: <text:span text:style-name="T31">Feuerschaden auf die Einheiten 2 Felder vor dem Wirkenden</text:span></text:p>
                </text:list-item>
                <text:list-item>
                  <text:p text:style-name="P81">Anhaltende Effekte: <text:span text:style-name="T31">-</text:span></text:p>
                </text:list-item>
              </text:list>
            </text:list-item>
            <text:list-item>
              <text:p text:style-name="P81">Sofortiger Effekt: <text:span text:style-name="T31">Feuerschaden</text:span></text:p>
              <text:list>
                <text:list-item>
                  <text:p text:style-name="P81">Typ: <text:span text:style-name="T31">Sofort </text:span></text:p>
                </text:list-item>
                <text:list-item>
                  <text:p text:style-name="P81">Effekt: <text:span text:style-name="T31">-</text:span></text:p>
                </text:list-item>
                <text:list-item>
                  <text:p text:style-name="P81">Auswirkungen: <text:span text:style-name="T31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28709742" text:continue-list="list28701018" text:style-name="L8">
        <text:list-item>
          <text:list>
            <text:list-item>
              <text:list>
                <text:list-header>
                  <text:p text:style-name="P52"/>
                </text:list-header>
              </text:list>
            </text:list-item>
          </text:list>
        </text:list-item>
      </text:list>
      <text:p text:style-name="P2"><text:soft-page-break/><text:tab/><text:span text:style-name="T1">Wichtige Effekte</text:span></text:p>
      <text:p text:style-name="P1"><text:tab/>Effekte Verteidiger:</text:p>
      <text:list xml:id="list28243198" text:style-name="L13">
        <text:list-item>
          <text:list>
            <text:list-item>
              <text:list>
                <text:list-item>
                  <text:p text:style-name="P68">Verteidigungshaltung I (versteckt):</text:p>
                </text:list-item>
              </text:list>
            </text:list-item>
          </text:list>
        </text:list-item>
      </text:list>
      <text:p text:style-name="P5"><text:tab/><text:tab/><text:span text:style-name="T22">Diesen Effekt haben alle normalen Bodeneinheiten</text:span></text:p>
      <text:list xml:id="list2870382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p text:style-name="P69"><text:span text:style-name="T21">Ereignisse:</text:span> Zug beendet</text:p>
                    </text:list-item>
                    <text:list-item>
                      <text:p text:style-name="P53"><text:span text:style-name="T21">Bedingung:</text:span> Zug beendet mit mehr als 50% der AP, aber weniger als 100% und nicht im Kampf</text:p>
                    </text:list-item>
                    <text:list-item>
                      <text:p text:style-name="P92"><text:span text:style-name="T14">Effekt:</text:span><text:span text:style-name="T13"> Verteidigungshaltung I (positiv)</text:span></text:p>
                    </text:list-item>
                    <text:list-item>
                      <text:p text:style-name="P76"><text:span text:style-name="T12">Auswirkungen:</text:span><text:span text:style-name="T13"> -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53"><text:span text:style-name="T21">Abbruch:</text:span> -</text:p>
                    </text:list-item>
                  </text:list>
                </text:list-item>
                <text:list-item>
                  <text:p text:style-name="P68">Verteidigungshaltung I (positiv):</text:p>
                  <text:list>
                    <text:list-item>
                      <text:p text:style-name="P69"><text:span text:style-name="T21">Ereignisse:</text:span> -</text:p>
                    </text:list-item>
                    <text:list-item>
                      <text:p text:style-name="P53"><text:span text:style-name="T21">Bedingung:</text:span> -</text:p>
                    </text:list-item>
                    <text:list-item>
                      <text:p text:style-name="P53"><text:span text:style-name="T21">Effekt:</text:span> </text:p>
                    </text:list-item>
                    <text:list-item>
                      <text:p text:style-name="P92"><text:span text:style-name="T14">Auswirkungen: </text:span><text:span text:style-name="T13">+1 Initiative, +1 Abwehr, +1 Grundschaden, 10% gefestigte Moral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92"><text:span text:style-name="T14">Abbruch:</text:span><text:span text:style-name="T13"> Ende des Zuges ,Angriff Vorher, Drehung, Tot</text:span></text:p>
                      <text:p text:style-name="P53"/>
                    </text:list-item>
                  </text:list>
                </text:list-item>
                <text:list-item>
                  <text:p text:style-name="P61">Verteidigungshaltung II (versteckt):</text:p>
                  <text:p text:style-name="P70">Diesen Effekt haben alle normalen Bodeneinheiten</text:p>
                  <text:list>
                    <text:list-item>
                      <text:p text:style-name="P53"><text:span text:style-name="T21">Ereignisse:</text:span> Zug beendet</text:p>
                    </text:list-item>
                    <text:list-item>
                      <text:p text:style-name="P53"><text:span text:style-name="T21">Bedingung:</text:span> Zug beendet mit 100% der AP und nicht im Kampf</text:p>
                    </text:list-item>
                    <text:list-item>
                      <text:p text:style-name="P92"><text:span text:style-name="T14">Effekt:</text:span><text:span text:style-name="T13"> Verteidigungshaltung II (positiv)</text:span></text:p>
                    </text:list-item>
                    <text:list-item>
                      <text:p text:style-name="P76"><text:span text:style-name="T12">Auswirkungen: </text:span><text:span text:style-name="T13">-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53"><text:span text:style-name="T21">Abbruch:</text:span> -.</text:p>
                    </text:list-item>
                  </text:list>
                </text:list-item>
                <text:list-item>
                  <text:p text:style-name="P61">Verteidigungshaltung II (positiv):</text:p>
                  <text:list>
                    <text:list-item>
                      <text:p text:style-name="P61">Typ: <text:span text:style-name="T31">Positiv</text:span></text:p>
                    </text:list-item>
                    <text:list-item>
                      <text:p text:style-name="P53"><text:span text:style-name="T21">Ereignisse:</text:span> -</text:p>
                    </text:list-item>
                    <text:list-item>
                      <text:p text:style-name="P53"><text:span text:style-name="T21">Bedingung:</text:span> -</text:p>
                    </text:list-item>
                    <text:list-item>
                      <text:p text:style-name="P53"><text:span text:style-name="T21">Effekt:</text:span> -</text:p>
                    </text:list-item>
                    <text:list-item>
                      <text:p text:style-name="P92"><text:span text:style-name="T14">Auswirkungen: </text:span><text:span text:style-name="T13">+2 Initiative, +2 Abwehr, +1 Grundschaden, 20% gefestigte Moral</text:span></text:p>
                    </text:list-item>
                    <text:list-item>
                      <text:p text:style-name="P53"><text:span text:style-name="T21">Dauer:</text:span> -1</text:p>
                    </text:list-item>
                    <text:list-item>
                      <text:p text:style-name="P92"><text:span text:style-name="T14">Abbruch:</text:span><text:span text:style-name="T13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28250711" text:style-name="L14">
        <text:list-item>
          <text:list>
            <text:list-item>
              <text:list>
                <text:list-item>
                  <text:p text:style-name="P62">Ansturm I (versteckt):</text:p>
                  <text:p text:style-name="P71">Diesen Effekt haben alle normalen Bodeneinheiten</text:p>
                  <text:list>
                    <text:list-item>
                      <text:p text:style-name="P54"><text:span text:style-name="T21">Ereignisse:</text:span> Bewegung Nachher</text:p>
                    </text:list-item>
                    <text:list-item>
                      <text:p text:style-name="P54"><text:span text:style-name="T21">Bedingung:</text:span> kein Ansturm I oder II</text:p>
                    </text:list-item>
                    <text:list-item>
                      <text:p text:style-name="P54"><text:span text:style-name="T21">Effekt:</text:span> Ansturm I (positiv)</text:p>
                    </text:list-item>
                    <text:list-item>
                      <text:p text:style-name="P62">Auswirkungen: <text:span text:style-name="T31">-</text:span></text:p>
                    </text:list-item>
                    <text:list-item>
                      <text:p text:style-name="P62">Dauer: <text:span text:style-name="T31">-1</text:span></text:p>
                    </text:list-item>
                    <text:list-item>
                      <text:p text:style-name="P54"><text:span text:style-name="T21">Abbruch</text:span>: -</text:p>
                    </text:list-item>
                  </text:list>
                </text:list-item>
                <text:list-item>
                  <text:p text:style-name="P62">Ansturm I:</text:p>
                  <text:list>
                    <text:list-item>
                      <text:p text:style-name="P62">Typ: <text:span text:style-name="T31">Positiv</text:span></text:p>
                    </text:list-item>
                    <text:list-item>
                      <text:p text:style-name="P54"><text:soft-page-break/><text:span text:style-name="T21">Ereignisse:</text:span> -</text:p>
                    </text:list-item>
                    <text:list-item>
                      <text:p text:style-name="P54"><text:span text:style-name="T21">Bedingung:</text:span> -</text:p>
                    </text:list-item>
                    <text:list-item>
                      <text:p text:style-name="P54"><text:span text:style-name="T21">Effekt:</text:span> -</text:p>
                    </text:list-item>
                    <text:list-item>
                      <text:p text:style-name="P54"><text:span text:style-name="T21">Auswirkungen:</text:span> +2 Initiative, +2 Grundschaden</text:p>
                    </text:list-item>
                    <text:list-item>
                      <text:p text:style-name="P62">Dauer: <text:span text:style-name="T31">-1</text:span></text:p>
                    </text:list-item>
                    <text:list-item>
                      <text:p text:style-name="P54"><text:span text:style-name="T21">Abbruch:</text:span> Ende des Zuges ,Angriff Vorher, Drehung, Tot</text:p>
                      <text:p text:style-name="P54"/>
                    </text:list-item>
                  </text:list>
                </text:list-item>
                <text:list-item>
                  <text:p text:style-name="P62">Ansturm II(versteckt):</text:p>
                  <text:p text:style-name="P71">Diesen Effekt haben alle normalen Bodeneinheiten</text:p>
                  <text:list>
                    <text:list-item>
                      <text:p text:style-name="P67">Typ: <text:span text:style-name="T31">Versteckt</text:span></text:p>
                    </text:list-item>
                    <text:list-item>
                      <text:p text:style-name="P54"><text:span text:style-name="T21">Ereignisse:</text:span> Bewegung Nachher</text:p>
                    </text:list-item>
                    <text:list-item>
                      <text:p text:style-name="P54"><text:span text:style-name="T21">Bedingung:</text:span> hat Effekt Ansturm I</text:p>
                    </text:list-item>
                    <text:list-item>
                      <text:p text:style-name="P54"><text:span text:style-name="T21">Effekt:</text:span> Ansturm II </text:p>
                    </text:list-item>
                    <text:list-item>
                      <text:p text:style-name="P62">Auswirkungen: <text:span text:style-name="T31">-</text:span></text:p>
                    </text:list-item>
                    <text:list-item>
                      <text:p text:style-name="P62">Dauer: - </text:p>
                    </text:list-item>
                    <text:list-item>
                      <text:p text:style-name="P54"><text:span text:style-name="T21">Abbruch</text:span>: -</text:p>
                    </text:list-item>
                  </text:list>
                </text:list-item>
                <text:list-item>
                  <text:p text:style-name="P62">Ansturm II:</text:p>
                  <text:list>
                    <text:list-item>
                      <text:p text:style-name="P62">Typ: <text:span text:style-name="T31">Positiv</text:span></text:p>
                    </text:list-item>
                    <text:list-item>
                      <text:p text:style-name="P54"><text:span text:style-name="T21">Ereignisse:</text:span> -</text:p>
                    </text:list-item>
                    <text:list-item>
                      <text:p text:style-name="P54"><text:span text:style-name="T21">Bedingung:</text:span> -</text:p>
                    </text:list-item>
                    <text:list-item>
                      <text:p text:style-name="P54"><text:span text:style-name="T21">Effekt:</text:span> -</text:p>
                    </text:list-item>
                    <text:list-item>
                      <text:p text:style-name="P54"><text:span text:style-name="T21">Auswirkungen:</text:span> +3 Initiative, +4 Grundschaden, -2 Abwehr</text:p>
                    </text:list-item>
                    <text:list-item>
                      <text:p text:style-name="P62">Modifikationen: - </text:p>
                    </text:list-item>
                    <text:list-item>
                      <text:p text:style-name="P62">Dauer: <text:span text:style-name="T31">-1</text:span></text:p>
                    </text:list-item>
                    <text:list-item>
                      <text:p text:style-name="P108"><text:span text:style-name="T21">Abbruch:</text:span> Ende des Zuges ,Angriff Vorher, Drehung, Tot</text:p>
                      <text:p text:style-name="P108"/>
                    </text:list-item>
                  </text:list>
                </text:list-item>
              </text:list>
            </text:list-item>
          </text:list>
        </text:list-item>
      </text:list>
      <text:list xml:id="list28724297" text:continue-list="list28246479" text:style-name="L4">
        <text:list-item>
          <text:list>
            <text:list-header>
              <text:p text:style-name="P120">3. Ausrüstung</text:p>
            </text:list-header>
          </text:list>
        </text:list-item>
      </text:list>
      <text:p text:style-name="P12"/>
      <text:p text:style-name="P18">3.1.<text:tab/>Übersicht</text:p>
      <text:p text:style-name="P14"><text:tab/></text:p>
      <text:p text:style-name="P72"><text:tab/><text:span text:style-name="T40">TODO: </text:span><text:span text:style-name="T42">Modifikationen, Rüstungen, Sonstige Ausrüstung, Rüstungsdurchdringung, </text:span><text:span text:style-name="T36"><text:tab/></text:span><text:span text:style-name="T42">Handhabung</text:span></text:p>
      <text:p text:style-name="P14"/>
      <text:p text:style-name="P19"><text:span text:style-name="T46">3.2.<text:tab/></text:span><text:span text:style-name="T47">Waffen (Nahkampf)</text:span></text:p>
      <text:p text:style-name="P6"/>
      <text:list xml:id="list28261853" text:style-name="L15">
        <text:list-item>
          <text:p text:style-name="P98">Waffengröße (WG) - </text:p>
        </text:list-item>
        <text:list-item>
          <text:p text:style-name="P106"><text:span text:style-name="T19">Angriffstyp(Wtyp) – </text:span><text:span text:style-name="T20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Stich (St)</text:p>
          </table:table-cell>
          <table:table-cell table:style-name="Tabelle2.B1" office:value-type="string">
            <text:p text:style-name="P24">Lanzen, Dolche,...</text:p>
          </table:table-cell>
        </table:table-row>
        <table:table-row>
          <table:table-cell table:style-name="Tabelle2.A2" office:value-type="string">
            <text:p text:style-name="P24">Wucht (Wu)</text:p>
          </table:table-cell>
          <table:table-cell table:style-name="Tabelle2.B2" office:value-type="string">
            <text:p text:style-name="P24">Kriegshammer, Keulen,...</text:p>
          </table:table-cell>
        </table:table-row>
        <table:table-row>
          <table:table-cell table:style-name="Tabelle2.A2" office:value-type="string">
            <text:p text:style-name="P24">Klinge (Kl)</text:p>
          </table:table-cell>
          <table:table-cell table:style-name="Tabelle2.B2" office:value-type="string">
            <text:p text:style-name="P24">Äxte, Schwerter,...</text:p>
          </table:table-cell>
        </table:table-row>
        <table:table-row>
          <table:table-cell table:style-name="Tabelle2.A2" office:value-type="string">
            <text:p text:style-name="P24">Fläche (Fl)</text:p>
          </table:table-cell>
          <table:table-cell table:style-name="Tabelle2.B2" office:value-type="string">
            <text:p text:style-name="P25"><text:span text:style-name="Emphasis"><text:span text:style-name="T26">Schrapnellgeschoss, Flammenatem,...</text:span></text:span></text:p>
          </table:table-cell>
        </table:table-row>
        <table:table-row>
          <table:table-cell table:style-name="Tabelle2.A2" office:value-type="string">
            <text:p text:style-name="P24">Energie (En)</text:p>
          </table:table-cell>
          <table:table-cell table:style-name="Tabelle2.B2" office:value-type="string">
            <text:p text:style-name="P24">Blitz, Lebensentzug, Flammenschwert,...</text:p>
          </table:table-cell>
        </table:table-row>
      </table:table>
      <text:p text:style-name="P30"><text:tab/><text:tab/>evtl. Auch mehrere Möglich (Hellebarde)</text:p>
      <text:p text:style-name="P31"><text:span text:style-name="T15"><text:tab/></text:span><text:span text:style-name="T28">Waffenattribute (Nahkampf):</text:span></text:p>
      <text:list xml:id="list28246742" text:style-name="L16">
        <text:list-item>
          <text:list>
            <text:list-item>
              <text:p text:style-name="P107"><text:soft-page-break/><text:span text:style-name="T19">Waffenschaden (WS(t))</text:span><text:span text:style-name="T20"> (t </text:span><text:span text:style-name="T30">ist Wtyp)</text:span><text:span text:style-name="T19"> – </text:span><text:span text:style-name="T20">Der Grundschaden der Waffe , welcher vom Angriffstyp t abhängt. (z.B. Langschwert.WS(Kl) = 8)</text:span></text:p>
            </text:list-item>
            <text:list-item>
              <text:p text:style-name="P104"><text:span text:style-name="T18">Waffentypen: </text:span><text:span text:style-name="T44">Dolch, Kurzschwert, Langschwert, Anderthalbhänder, </text:span><text:span text:style-name="T44">Zweihänder, Katana, Krummsäbel, Stangenwaffen, Speere, Hellebarden, Äxte, Hämmer, Kolben, Flegel, Morgenstern, Klauen, Zähne</text:span></text:p>
            </text:list-item>
            <text:list-item>
              <text:p text:style-name="P115"><text:span text:style-name="T18">Waffenkomplexität (K) – </text:span><text:span text:style-name="T20">Waffen mit einem hohen Komplexitätswert benötigen </text:span><text:span text:style-name="T20">spezielles Training oder sind so selten, dass der einfache Soldat sie nicht benutzen darf.</text:span></text:p>
            </text:list-item>
          </text:list>
        </text:list-item>
      </text:list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float" office:value="0">
            <text:p text:style-name="P28">0</text:p>
          </table:table-cell>
          <table:table-cell table:style-name="Tabelle6.B1" office:value-type="string">
            <text:p text:style-name="P28">Kein besonderes Training notwendig</text:p>
          </table:table-cell>
          <table:table-cell table:style-name="Tabelle6.C1" office:value-type="string">
            <text:p text:style-name="P28">Einfaches Schwert</text:p>
          </table:table-cell>
        </table:table-row>
        <table:table-row>
          <table:table-cell table:style-name="Tabelle6.A2" office:value-type="float" office:value="1">
            <text:p text:style-name="P28">1</text:p>
          </table:table-cell>
          <table:table-cell table:style-name="Tabelle6.B2" office:value-type="string">
            <text:p text:style-name="P28">Training notwendig</text:p>
          </table:table-cell>
          <table:table-cell table:style-name="Tabelle6.C2" office:value-type="string">
            <text:p text:style-name="P28">Zweihändiges Schwert</text:p>
          </table:table-cell>
        </table:table-row>
        <table:table-row>
          <table:table-cell table:style-name="Tabelle6.A2" office:value-type="float" office:value="2">
            <text:p text:style-name="P28">2</text:p>
          </table:table-cell>
          <table:table-cell table:style-name="Tabelle6.B2" office:value-type="string">
            <text:p text:style-name="P28">Erfahrung notwendig</text:p>
          </table:table-cell>
          <table:table-cell table:style-name="Tabelle6.C2" office:value-type="string">
            <text:p text:style-name="P28">Anderthalbhänder</text:p>
          </table:table-cell>
        </table:table-row>
        <table:table-row>
          <table:table-cell table:style-name="Tabelle6.A2" office:value-type="float" office:value="3">
            <text:p text:style-name="P28">3</text:p>
          </table:table-cell>
          <table:table-cell table:style-name="Tabelle6.B2" office:value-type="string">
            <text:p text:style-name="P28">Hochkomplizierte Waffen</text:p>
          </table:table-cell>
          <table:table-cell table:style-name="Tabelle6.C2" office:value-type="string">
            <text:p text:style-name="P28">Scharfschützengewehr</text:p>
          </table:table-cell>
        </table:table-row>
        <table:table-row table:style-name="Tabelle6.5">
          <table:table-cell table:style-name="Tabelle6.A2" office:value-type="float" office:value="4">
            <text:p text:style-name="P28">4</text:p>
          </table:table-cell>
          <table:table-cell table:style-name="Tabelle6.B2" office:value-type="string">
            <text:p text:style-name="P28">Legendäre, meisterhafte Waffen </text:p>
          </table:table-cell>
          <table:table-cell table:style-name="Tabelle6.C2" office:value-type="string">
            <text:p text:style-name="P28">Excalibur</text:p>
          </table:table-cell>
        </table:table-row>
      </table:table>
      <text:list xml:id="list28710090" text:continue-numbering="true" text:style-name="L16">
        <text:list-item>
          <text:list>
            <text:list-item>
              <text:p text:style-name="P107"><text:span text:style-name="T19">Handhabung (HH(s)) </text:span><text:span text:style-name="T20">(s ist eine Größe)</text:span><text:span text:style-name="T19"> –</text:span><text:span text:style-name="T19"> </text:span><text:span text:style-name="T20">Beschreibt wie eine Einheit der Größe s, eine Waffe führen darf/kann. </text:span></text:p>
            </text:list-item>
            <text:list-item>
              <text:p text:style-name="P104"><text:span text:style-name="T18">Waffentalente (WT) – </text:span><text:span text:style-name="T20">Die Talente, welche die Waffe einem Trupp oder Helden verleiht.</text:span></text:p>
            </text:list-item>
            <text:list-item>
              <text:p text:style-name="P100">Waffenmodifikationen (mod, modP) –<text:span text:style-name="T31"> Gibt an, wie die Waffe das Attribut a beeinflusst.</text:span></text:p>
              <text:list>
                <text:list-header>
                  <text:p text:style-name="P116"/>
                </text:list-header>
              </text:list>
            </text:list-item>
          </text:list>
        </text:list-item>
      </text:list>
      <text:p text:style-name="P18">3.3.<text:tab/>Waffen (Fernkampf)</text:p>
      <text:list xml:id="list28723585" text:continue-list="list28261853" text:style-name="L15">
        <text:list-item>
          <text:p text:style-name="P113"><text:span text:style-name="T5">Angriffstyp(Wtyp) – </text:span><text:span text:style-name="T9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2">Stich <text:span text:style-name="T23">(St)</text:span></text:p>
          </table:table-cell>
          <table:table-cell table:style-name="Tabelle4.B1" office:value-type="string">
            <text:p text:style-name="P24">Pfeile, Bolzen, Gewehrkugeln,...</text:p>
          </table:table-cell>
        </table:table-row>
        <table:table-row>
          <table:table-cell table:style-name="Tabelle4.A2" office:value-type="string">
            <text:p text:style-name="P22">Wucht <text:span text:style-name="T23">(Wu)</text:span></text:p>
          </table:table-cell>
          <table:table-cell table:style-name="Tabelle4.B2" office:value-type="string">
            <text:p text:style-name="P24">Massive Kanonenkugeln,...</text:p>
          </table:table-cell>
        </table:table-row>
        <table:table-row>
          <table:table-cell table:style-name="Tabelle4.A2" office:value-type="string">
            <text:p text:style-name="P22">Klinge <text:span text:style-name="T23">(Kl)</text:span></text:p>
          </table:table-cell>
          <table:table-cell table:style-name="Tabelle4.B2" office:value-type="string">
            <text:p text:style-name="P24">Wurfmesser,..</text:p>
          </table:table-cell>
        </table:table-row>
        <table:table-row>
          <table:table-cell table:style-name="Tabelle4.A2" office:value-type="string">
            <text:p text:style-name="P22">Fläche <text:span text:style-name="T23">(Fl)</text:span></text:p>
          </table:table-cell>
          <table:table-cell table:style-name="Tabelle4.B2" office:value-type="string">
            <text:p text:style-name="P25"><text:span text:style-name="Emphasis"><text:span text:style-name="T26">Schrapnellgeschoss, Feuerbälle,...</text:span></text:span></text:p>
          </table:table-cell>
        </table:table-row>
        <table:table-row>
          <table:table-cell table:style-name="Tabelle4.A2" office:value-type="string">
            <text:p text:style-name="P22">Energie <text:span text:style-name="T23">(En)</text:span></text:p>
          </table:table-cell>
          <table:table-cell table:style-name="Tabelle4.B2" office:value-type="string">
            <text:p text:style-name="P24">Blitz, magisches Geschoss,...</text:p>
          </table:table-cell>
        </table:table-row>
      </table:table>
      <text:p text:style-name="P29"><text:tab/><text:tab/><text:span text:style-name="T32">Versuche erst mal den Schadenstyp im Fernkampf eindeutig zu halte, spezielle <text:tab/><text:tab/><text:tab/>Geschosse lassen sich durch Fähigkeiten implementieren.</text:span></text:p>
      <text:p text:style-name="P31"><text:span text:style-name="T8"><text:tab/></text:span><text:span text:style-name="T28">Waffenattribute (Fernkampf):</text:span></text:p>
      <text:list xml:id="list28255951" text:style-name="L17">
        <text:list-item>
          <text:list>
            <text:list-item>
              <text:p text:style-name="P101">Waffentypen: <text:span text:style-name="T43">Bogen, Armbrust, Gewehre, Pistolen, Geschütz, Wurfwaffen, Wurfspeere</text:span></text:p>
            </text:list-item>
            <text:list-item>
              <text:p text:style-name="P110"><text:span text:style-name="T5">Waffenschaden (WS(t))</text:span><text:span text:style-name="T6"> (t </text:span><text:span text:style-name="T29">ist Wtyp)</text:span><text:span text:style-name="T5"> –</text:span><text:span text:style-name="T10"> </text:span><text:span text:style-name="T9">Der Grundschaden der Waffe , welcher vom Angriffstyp t abhängt. (z.B. WS(Kl,Langschwert) = 8)</text:span></text:p>
            </text:list-item>
            <text:list-item>
              <text:p text:style-name="P117"><text:span text:style-name="T12">Reichweite (WR): </text:span><text:span text:style-name="T13">Die Reichweite, bis zu der die Waffe präzise schießen kann.</text:span></text:p>
            </text:list-item>
            <text:list-item>
              <text:p text:style-name="P110"><text:span text:style-name="T5">Handhabung (HH(s)) </text:span><text:span text:style-name="T6">(s ist eine Größe)</text:span><text:span text:style-name="T5"> –</text:span><text:span text:style-name="T10"> </text:span><text:span text:style-name="T9">Beschreibt wie eine Einheit der Größe s, eine Waffe führen darf/kann. </text:span></text:p>
            </text:list-item>
            <text:list-item>
              <text:p text:style-name="P105"><text:span text:style-name="T18">Waffentalente (WT)</text:span><text:span text:style-name="T24"> – Die Talente, welche die Waffe einem Trupp oder Helden verleiht.</text:span></text:p>
            </text:list-item>
            <text:list-item>
              <text:p text:style-name="P119"><text:span text:style-name="T11">Waffenmodifikationen –</text:span><text:span text:style-name="T8"> Angriffskosten, Kampfgeschick,...</text:span></text:p>
            </text:list-item>
          </text:list>
        </text:list-item>
      </text:list>
      <text:p text:style-name="P118"><text:span text:style-name="T35"/></text:p>
      <text:p text:style-name="P18"/>
      <text:p text:style-name="P18"><text:soft-page-break/>3.4.<text:tab/>Sonstige</text:p>
      <text:p text:style-name="P1"/>
      <text:list xml:id="list28711516" text:continue-list="list28724297" text:style-name="L4">
        <text:list-header>
          <text:p text:style-name="P121">3. Aktionen</text:p>
          <text:p text:style-name="P63"/>
        </text:list-header>
      </text:list>
      <text:p text:style-name="P18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28263909" text:style-name="L18">
        <text:list-item>
          <text:list>
            <text:list-item>
              <text:p text:style-name="P50"><text:span text:style-name="T21">Bewegung: </text:span>Eine Einheit auf ein anderes Feld bewegen.</text:p>
            </text:list-item>
            <text:list-item>
              <text:p text:style-name="P60">Angriff: <text:span text:style-name="T31">Eine andere Einheit mit der aktuell ausgerüsteten Waffe angreifen, wir unterscheiden:</text:span></text:p>
              <text:list>
                <text:list-item>
                  <text:p text:style-name="P60">Nahkampfangriff: <text:span text:style-name="T31">Mit einer Nahkampfwaffe angreifen.</text:span></text:p>
                </text:list-item>
                <text:list-item>
                  <text:p text:style-name="P60">Fernkampfangriff: <text:span text:style-name="T31">Mit einer Fernkampfwaffe angreifen.</text:span></text:p>
                </text:list-item>
              </text:list>
            </text:list-item>
            <text:list-item>
              <text:p text:style-name="P60">Verteidigung: <text:span text:style-name="T22">(Keine ausführbare Aktion) </text:span><text:span text:style-name="T27">Diese Aktion wird automatisch ausgeführt, wenn eine Einheit angegriffen wurde und bestimmt den erlittenen Schaden.</text:span></text:p>
            </text:list-item>
            <text:list-item>
              <text:p text:style-name="P60">Fähigkeit: <text:span text:style-name="T31">Eine Einheitenfähigkeit benutzen.</text:span></text:p>
            </text:list-item>
            <text:list-item>
              <text:p text:style-name="P60">Ausrüstung: <text:span text:style-name="T31">Die Aktuelle Waffe wechseln oder eine Gegenstandsfähigkeit verwenden.</text:span></text:p>
            </text:list-item>
            <text:list-item>
              <text:p text:style-name="P60">Interaktion: <text:span text:style-name="T31">Mit der Umgebung (</text:span><text:span text:style-name="T22">in einem nicht durch die anderen Aktionen spezifizierten Weg</text:span><text:span text:style-name="T31">) zu interagieren. (z.B. einen Hebel betätigen)</text:span></text:p>
            </text:list-item>
          </text:list>
        </text:list-item>
      </text:list>
      <text:p text:style-name="P10"/>
      <text:p text:style-name="P4"><text:tab/><text:span text:style-name="T2">Modifikationen</text:span></text:p>
      <text:p text:style-name="P4"><text:span text:style-name="T2"><text:tab/></text:span>Modifikationen beeinflussen den Ablauf von Aktionen (Angriffen, Bewegung, <text:tab/>etc.).<text:span text:style-name="T21">e.</text:span><text:span text:style-name="T25">mod(a,t)</text:span><text:span text:style-name="T26"> gibt an, wie bei der Aktion a das Attribut t absolut durch die <text:tab/>Eigenschaft/den Effekt e verändert wird und </text:span><text:span text:style-name="T25">e.modP(a,t)</text:span><text:span text:style-name="T26"> gibt an, wie bei der Aktion a das <text:tab/>Attribut t prozentual verändert wird. </text:span><text:span text:style-name="T23">Die Modifikationen sind insbesondere nützlich, um <text:tab/>Boni zu beschreiben, die nur unter bestimmten Bedingungen auftreten (etwa ein 25% Bonus <text:tab/>gegen Bestien).</text:span><text:span text:style-name="T26"> Für eine Einheit t ist:</text:span></text:p>
      <text:p text:style-name="P10"><draw:frame draw:style-name="fr1" draw:name="Objekt2" text:anchor-type="paragraph" svg:y="0.466cm" svg:width="13.742cm" svg:height="1.669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8">4.2.<text:tab/>Bewegung</text:p>
      <text:p text:style-name="P18"/>
      <text:p text:style-name="P12"><text:tab/>Berechnung der Bewegungskosten </text:p>
      <text:p text:style-name="P3"><text:tab/>Ein Trupp kann sich beliebig oft in einem Zug bewegen, solange sie genug AP hat. Die <text:tab/><text:span text:style-name="T21">tatsächlichen Bewegungskosten (BK) </text:span>einer <text:span text:style-name="T21">Bodeneinheit</text:span> t von einem Feld f zu einem <text:tab/>Feld f' über die Kante k berechnen sich wie folgt:</text:p>
      <text:p text:style-name="P3"><draw:frame draw:style-name="fr2" draw:name="Objekt1" text:anchor-type="paragraph" svg:y="0.466cm" svg:width="12.1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</text:p>
      <text:p text:style-name="P12"><text:tab/>Bewegungsmodifikationen</text:p>
      <text:p text:style-name="P3"><text:tab/>Die Bewegungsmodifikationen ergeben sich aus den <text:span text:style-name="T21">Talenten</text:span> des Trupps (T) und den den <text:tab/><text:span text:style-name="T21">Effekten</text:span> unter denen der Trupp steht (E)</text:p>
      <text:p text:style-name="P3"/>
      <text:p text:style-name="P3"><text:tab/><text:span text:style-name="T40">TODO: </text:span><text:span text:style-name="T42">Drehungen, Bewegung von Lufteinheiten</text:span></text:p>
      <text:p text:style-name="P3"/>
      <text:p text:style-name="P3"><text:soft-page-break/><text:tab/> <text:span text:style-name="T21">Ablauf einer Bodenbewegung </text:span>(Es stehen genügend AP für eine Bewegung zur Verfügung)</text:p>
      <text:list xml:id="list28236961" text:style-name="L19">
        <text:list-item>
          <text:list>
            <text:list-item>
              <text:list>
                <text:list-item>
                  <text:p text:style-name="P55">Ereignis „Bewegung Vorher“</text:p>
                </text:list-item>
                <text:list-item>
                  <text:p text:style-name="P55">Sind weiterhin alle Bedingungen für die Bewegung erfüllt?</text:p>
                  <text:list>
                    <text:list-item>
                      <text:p text:style-name="P55">Ja: weiter mit der Bewegung </text:p>
                    </text:list-item>
                    <text:list-item>
                      <text:p text:style-name="P55">Nein: Bewegung abbrechen</text:p>
                    </text:list-item>
                  </text:list>
                </text:list-item>
                <text:list-item>
                  <text:p text:style-name="P93">AP := AP – BK</text:p>
                </text:list-item>
                <text:list-item>
                  <text:p text:style-name="P93">Ereignis „Bewegung Nachher“</text:p>
                </text:list-item>
              </text:list>
            </text:list-item>
          </text:list>
        </text:list-item>
      </text:list>
      <text:p text:style-name="P18"/>
      <text:p text:style-name="P18">4.3.<text:tab/>Angriff</text:p>
      <text:p text:style-name="P11"/>
      <text:p text:style-name="P11"><text:tab/><text:span text:style-name="T21">Angriffsreihenfolge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28261871" text:style-name="L20">
        <text:list-item>
          <text:list>
            <text:list-item>
              <text:list>
                <text:list-item>
                  <text:p text:style-name="P56">Beginn einer neuen Kampfrunde</text:p>
                </text:list-item>
                <text:list-item>
                  <text:p text:style-name="P56">Die Initiativewerte der Einheiten werden mit Modifikationen aus der aktuellen Spielsituation berechnet.</text:p>
                </text:list-item>
                <text:list-item>
                  <text:p text:style-name="P56">Hat eine Einheit einen höheren Initativewert größer als 0?</text:p>
                </text:list-item>
              </text:list>
            </text:list-item>
          </text:list>
        </text:list-item>
      </text:list>
      <text:list xml:id="list28239431" text:style-name="L21">
        <text:list-item>
          <text:list>
            <text:list-item>
              <text:p text:style-name="P77"><text:span text:style-name="T12">JA: </text:span><text:span text:style-name="T13">Hat eine Einheit einen höheren Initativewert, als die anderen?</text:span></text:p>
              <text:list>
                <text:list-item>
                  <text:p text:style-name="P94"><text:span text:style-name="T14">JA: </text:span><text:span text:style-name="T13">Hat diese Einheit noch Angriffe für diese Runde?</text:span></text:p>
                  <text:list>
                    <text:list-item>
                      <text:p text:style-name="P64">JA: </text:p>
                      <text:list>
                        <text:list-item>
                          <text:p text:style-name="P57">Diese Einheit greift an. Fügt Schaden zu. </text:p>
                        </text:list-item>
                        <text:list-item>
                          <text:p text:style-name="P57">Reduziere den EI der Einheit für den Rest dieser Kampfrunde um 10.</text:p>
                        </text:list-item>
                        <text:list-item>
                          <text:p text:style-name="P57">Reduziere die Angriffe für den Rest dieses Angriffs um 1.</text:p>
                        </text:list-item>
                        <text:list-item>
                          <text:p text:style-name="P57">Berechne die neuen modifizierten Initiativewerte.</text:p>
                        </text:list-item>
                        <text:list-item>
                          <text:p text:style-name="P57">Springe zu 3.</text:p>
                        </text:list-item>
                      </text:list>
                    </text:list-item>
                    <text:list-item>
                      <text:p text:style-name="P64">Nein:</text:p>
                      <text:list>
                        <text:list-item>
                          <text:p text:style-name="P57">Reduziere den EI der Einheit für den Rest dieser Kampfrunde um 10.</text:p>
                        </text:list-item>
                        <text:list-item>
                          <text:p text:style-name="P57">Berechne die neuen modifizierten Initiativewerte.</text:p>
                        </text:list-item>
                        <text:list-item>
                          <text:p text:style-name="P57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95"><text:span text:style-name="T14">Nein:</text:span><text:span text:style-name="T12"> Hat eine Einheit noch Angriffe für diesen Angriff?</text:span></text:p>
                  <text:list>
                    <text:list-item>
                      <text:p text:style-name="P64">JA:</text:p>
                      <text:list>
                        <text:list-item>
                          <text:p text:style-name="P57">Setze die EI auf die Ursprungswerte.</text:p>
                        </text:list-item>
                        <text:list-item>
                          <text:p text:style-name="P57">Springe zu 1.</text:p>
                        </text:list-item>
                      </text:list>
                    </text:list-item>
                    <text:list-item>
                      <text:p text:style-name="P64">Nein: </text:p>
                      <text:list>
                        <text:list-item>
                          <text:p text:style-name="P77"><text:span text:style-name="T12">Ende</text:span><text:span text:style-name="T13"> des Angriffs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Nein: <text:span text:style-name="T31">Sind diese Einheiten alle in der gleichen Partei?</text:span></text:p>
              <text:list>
                <text:list-item>
                  <text:p text:style-name="P64">JA:</text:p>
                  <text:list>
                    <text:list-item>
                      <text:p text:style-name="P57">Diese Einheiten greifen an. Fügen Schaden zu. </text:p>
                    </text:list-item>
                    <text:list-item>
                      <text:p text:style-name="P57">Reduziere den EI der Einheiten für den Rest dieser Kampfrunde um 10.</text:p>
                    </text:list-item>
                    <text:list-item>
                      <text:p text:style-name="P57">Reduziere die Angriffe für den Rest dieses Angriffs um 1.</text:p>
                    </text:list-item>
                    <text:list-item>
                      <text:p text:style-name="P57">Berechne die neuen modifizierten Initiativewerte.</text:p>
                    </text:list-item>
                    <text:list-item>
                      <text:p text:style-name="P57">Springe zu 3.</text:p>
                    </text:list-item>
                  </text:list>
                </text:list-item>
                <text:list-item>
                  <text:p text:style-name="P64">NEIN: </text:p>
                  <text:list>
                    <text:list-item>
                      <text:p text:style-name="P57">Beide Parteien greifen simultan an.</text:p>
                    </text:list-item>
                    <text:list-item>
                      <text:p text:style-name="P57">(Berechne den Schaden, den die Parteien bei aktueller Truppenstärke <text:soft-page-break/>verursachen und füge ihn zu)</text:p>
                    </text:list-item>
                    <text:list-item>
                      <text:p text:style-name="P57">Reduziere den EI beider Einheiten für den Rest dieser Kampfrunde um 10.</text:p>
                    </text:list-item>
                    <text:list-item>
                      <text:p text:style-name="P57">Reduziere die EA beider Einheiten für den Rest des Angriffs um 1.</text:p>
                    </text:list-item>
                    <text:list-item>
                      <text:p text:style-name="P57">Berechne die neuen modifizierten Initiativewerte.</text:p>
                    </text:list-item>
                    <text:list-item>
                      <text:p text:style-name="P57">Springe zu 3.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tab/></text:p>
      <text:p text:style-name="P12"><text:tab/>Berechnung der Initiative</text:p>
      <text:p text:style-name="P12"><text:tab/><text:span text:style-name="T15">Die </text:span><text:span text:style-name="T11">Angriffsinitiative (AI)</text:span><text:span text:style-name="T15"> wird für Angreifer und Verteidiger nach dem gleichen Muster <text:tab/>ermittelt. Die AI eines Trupps ergibt sich aus:</text:span></text:p>
      <text:p text:style-name="P12"><text:span text:style-name="T15"/></text:p>
      <text:p text:style-name="P40"><text:span text:style-name="T15"><text:tab/></text:span><text:span text:style-name="T15"><draw:frame draw:style-name="fr3" draw:name="Objekt3" text:anchor-type="as-char" svg:width="11.926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0"><text:span text:style-name="T15"/></text:p>
      <text:p text:style-name="P12"><text:span text:style-name="T15"><text:tab/></text:span><text:span text:style-name="T11">KGV(EI) </text:span><text:span text:style-name="T15">bezeichnet dabei den </text:span><text:span text:style-name="T11">Kampfgeschicksvorteil</text:span><text:span text:style-name="T15">, der sich wie folgt berechnet <text:tab/>(Wobei t der Angreifer und t' der Verteidiger (bzw. die andere Partei) ist):</text:span></text:p>
      <text:p text:style-name="P12"><text:span text:style-name="T15"/></text:p>
      <text:p text:style-name="P40"><text:span text:style-name="T15"><text:tab/></text:span><text:span text:style-name="T15"><draw:frame draw:style-name="fr4" draw:name="Objekt4" text:anchor-type="as-char" svg:width="7.405cm" svg:height="0.98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15"/></text:p>
      <text:p text:style-name="P12"><text:tab/>Berechnung des Angriffsschadens im Nahkampf </text:p>
      <text:p text:style-name="P12"><text:tab/><text:span text:style-name="T15">Zu nächst werden die KG-Werte des Angreifers mit dem Verteidiger Verglichen. Dadurch <text:tab/>bekommt der Angreifer einen </text:span><text:span text:style-name="T11">KGV(S)</text:span><text:span text:style-name="T15"> auf den </text:span><text:span text:style-name="T11">Angriffsschaden (AS)</text:span><text:span text:style-name="T15"> (Wobei t <text:tab/>der <text:tab/>Angreifer und t' der Verteidiger (bzw. die andere Partei) ist). </text:span></text:p>
      <text:p text:style-name="P12"><text:span text:style-name="T15"/></text:p>
      <text:p text:style-name="P12"><text:span text:style-name="T15"/></text:p>
      <text:p text:style-name="P12"><text:tab/>Berechnung des Angriffsschadens im Fernkampf</text:p>
      <text:p text:style-name="P12"><text:tab/>Berechnung des erlittenen Schadens</text:p>
      <text:p text:style-name="P12"><text:tab/></text:p>
      <text:p text:style-name="P19"><text:span text:style-name="T13"><text:tab/></text:span><text:span text:style-name="T3">Detaillierter</text:span><text:span text:style-name="T13"> </text:span><text:span text:style-name="T3">Ablauf eines Nahkampfangriffs</text:span><text:span text:style-name="T14"> </text:span><text:span text:style-name="T9">(Es stehen genug AP für einen <text:tab/>Angriff zur Verfügung)</text:span><text:span text:style-name="T14">:</text:span></text:p>
      <text:list xml:id="list28250920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Angreifer: Ereignis „Angriff Vorher“</text:p>
                        </text:list-item>
                        <text:list-item>
                          <text:p text:style-name="P83">Verteidiger: Ereignis „Verteidigung Vorher“</text:p>
                        </text:list-item>
                        <text:list-item>
                          <text:p text:style-name="P83">Sind weiterhin alle Bedingungen für den Angriff erfüllt? <text:tab/></text:p>
                          <text:list>
                            <text:list-item>
                              <text:p text:style-name="P83">Ja: weiter mit dem Angriff.</text:p>
                            </text:list-item>
                            <text:list-item>
                              <text:p text:style-name="P83">Nein: Angriff abbrechen.</text:p>
                            </text:list-item>
                          </text:list>
                        </text:list-item>
                        <text:list-item>
                          <text:p text:style-name="P83">Angreifer AP := 0</text:p>
                        </text:list-item>
                        <text:list-item>
                          <text:p text:style-name="P83">Sind die Kampfinitiativen Unterschiedlich?</text:p>
                          <text:list>
                            <text:list-item>
                              <text:p text:style-name="P83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83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1"><text:span text:style-name="T12"><text:tab/></text:span><text:span text:style-name="T33"><text:tab/>(geschickt wäre es, wenn die Funktion die Schaden verursacht selbst diese Ereignisse <text:tab/><text:tab/>aufruft, damit Fähigkeiten richtig gehandhabt werden)</text:span></text:p>
      <text:list xml:id="list28261056"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4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252538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Angreifer: Ereignis „Leben X“ falls zutreffend</text:p>
                        </text:list-item>
                        <text:list-item>
                          <text:p text:style-name="P84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724673" text:continue-list="list28250920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Angreifer: Ereignis „Angriff Nachher“</text:p>
                        </text:list-item>
                        <text:list-item>
                          <text:p text:style-name="P83">Verteidiger: Ereignis „Verteidigung Nachher“</text:p>
                        </text:list-item>
                        <text:list-item>
                          <text:p text:style-name="P83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253242" text:style-name="L2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5"><text:soft-page-break/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91"><text:span text:style-name="T12"><text:tab/></text:span><text:span text:style-name="T14">Ablauf eines Fernkampfangriffs </text:span><text:span text:style-name="T12">(Es stehen genug AP für Angriff zur Verfügung):</text:span></text:p>
      <text:list xml:id="list28252388" text:style-name="L26">
        <text:list-item>
          <text:list>
            <text:list-item>
              <text:list>
                <text:list-item>
                  <text:p text:style-name="P86">Angreifer: Ereignis „Angriff Fernkampf Vorher“</text:p>
                </text:list-item>
                <text:list-item>
                  <text:p text:style-name="P86">Verteidiger: Ereignis „Verteidigung Fernkampf Vorher“</text:p>
                </text:list-item>
              </text:list>
            </text:list-item>
          </text:list>
        </text:list-item>
      </text:list>
      <text:list xml:id="list28258071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7">Sind weiterhin alle Bedingungen für den Angriff erfüllt? <text:tab/></text:p>
                          <text:list>
                            <text:list-item>
                              <text:p text:style-name="P87">Ja: weiter mit dem Angriff.</text:p>
                            </text:list-item>
                            <text:list-item>
                              <text:p text:style-name="P87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260120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8">Angreifer AP := 0</text:p>
                        </text:list-item>
                        <text:list-item>
                          <text:p text:style-name="P88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258742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9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242598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0">Angreifer: Ereignis „Leben X“ falls zutreffend</text:p>
                        </text:list-item>
                        <text:list-item>
                          <text:p text:style-name="P90">Verteidiger: Ereignis „Leben X“ falls zutreffend</text:p>
                        </text:list-item>
                        <text:list-item>
                          <text:p text:style-name="P90">Angreifer: Ereignis „Angriff Nachher“</text:p>
                        </text:list-item>
                        <text:list-item>
                          <text:p text:style-name="P90">Verteidiger: Ereignis „Verteidigung Nachher“</text:p>
                        </text:list-item>
                        <text:list-item>
                          <text:p text:style-name="P90">Angreifer: Ereignis „Moral X“ falls zutreffend</text:p>
                        </text:list-item>
                        <text:list-item>
                          <text:p text:style-name="P90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45"><text:tab/></text:span><text:span text:style-name="T14"><text:tab/></text:span></text:p>
      <text:p text:style-name="P17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11T08:57:52.54</dc:date>
    <dc:creator>Helge Dombrowski</dc:creator>
    <meta:editing-duration>P1DT16H41M39S</meta:editing-duration>
    <meta:editing-cycles>231</meta:editing-cycles>
    <meta:generator>OpenOffice.org/3.3$Win32 OpenOffice.org_project/330m20$Build-9567</meta:generator>
    <meta:document-statistic meta:table-count="6" meta:image-count="0" meta:object-count="4" meta:page-count="13" meta:paragraph-count="435" meta:word-count="3249" meta:character-count="21532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row>
          <mrow>
            <mo stretchy="false">(</mo>
            <mrow>
              <mrow>
                <mi mathvariant="italic">t.EBK</mi>
                <mo stretchy="false">+</mo>
                <mi mathvariant="italic">t.mod</mi>
              </mrow>
              <mrow>
                <mo stretchy="false">(</mo>
                <mrow>
                  <mi mathvariant="italic">Bewegung</mi>
                  <mi>,</mi>
                  <mi mathvariant="italic">EBK</mi>
                </mrow>
                <mo stretchy="false">)</mo>
              </mrow>
            </mrow>
            <mo stretchy="false">)</mo>
          </mrow>
          <mo stretchy="false">∗</mo>
          <mi mathvariant="italic">t.modP</mi>
        </mrow>
      </mrow>
      <mrow>
        <mo stretchy="false">(</mo>
        <mrow>
          <mi mathvariant="italic">Bewegung</mi>
          <mi>,</mi>
          <mi mathvariant="italic">EBK</mi>
        </mrow>
        <mo stretchy="false">)</mo>
      </mrow>
    </mrow>
    <annotation encoding="StarMath 5.0">alignl BK := (t.EBK + t.mod(Bewegung,EBK)) * t.modP(Bewegung,EBK)</annotation>
  </semantics>
</math>
</file>

<file path=Object 2/content.xml><?xml version="1.0" encoding="utf-8"?>
<math xmlns="http://www.w3.org/1998/Math/MathML">
  <semantics>
    <mtable>
      <mtr>
        <mtd>
          <mrow>
            <mi mathvariant="italic">t.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</mi>
              </mrow>
            </mrow>
          </mrow>
        </mtd>
      </mtr>
      <mtr>
        <mtd/>
      </mtr>
      <mtr>
        <mtd>
          <mrow>
            <mi mathvariant="italic">t.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</mi>
              </mrow>
            </mrow>
          </mrow>
        </mtd>
      </mtr>
    </mtable>
    <annotation encoding="StarMath 5.0">alignl t.mod(Aktion,Attribut) := sum e.mod(Aktion,Attribut) mit e in t.T union t.E union t.Inv newline newline alignl  t.modP(Aktion,Attribut) := sum e.modP(Aktion,Attribut) mit e in t.T union t.E union t.Inv</annotation>
  </semantics>
</math>
</file>

<file path=Object 3/content.xml><?xml version="1.0" encoding="utf-8"?>
<math xmlns="http://www.w3.org/1998/Math/MathML">
  <semantics>
    <mrow>
      <mi mathvariant="italic">AI</mi>
      <mrow>
        <mi mathvariant="normal">:</mi>
        <mo stretchy="false">=</mo>
        <mrow>
          <mrow>
            <mo stretchy="false">(</mo>
            <mrow>
              <mrow>
                <mi mathvariant="italic">t.EI</mi>
                <mo stretchy="false">+</mo>
                <mi mathvariant="italic">t.mod</mi>
              </mrow>
              <mrow>
                <mrow>
                  <mo stretchy="false">(</mo>
                  <mrow>
                    <mi mathvariant="italic">Angriff</mi>
                    <mi>,</mi>
                    <mi mathvariant="italic">EI</mi>
                  </mrow>
                  <mo stretchy="false">)</mo>
                </mrow>
                <mo stretchy="false">+</mo>
                <mi mathvariant="italic">KGV</mi>
              </mrow>
              <mrow>
                <mo stretchy="false">(</mo>
                <mi mathvariant="italic">EI</mi>
                <mo stretchy="false">)</mo>
              </mrow>
            </mrow>
            <mo stretchy="false">)</mo>
          </mrow>
          <mo stretchy="false">∗</mo>
          <mi mathvariant="italic">t.modP</mi>
        </mrow>
      </mrow>
      <mrow>
        <mo stretchy="false">(</mo>
        <mrow>
          <mi mathvariant="italic">Angriff</mi>
          <mi>,</mi>
          <mi mathvariant="italic">EI</mi>
        </mrow>
        <mo stretchy="false">)</mo>
      </mrow>
    </mrow>
    <annotation encoding="StarMath 5.0">alignl  AI := (t.EI + t.mod(Angriff, EI) + KGV(EI))*t.modP(Angriff,EI)</annotation>
  </semantics>
</math>
</file>

<file path=Object 4/content.xml><?xml version="1.0" encoding="utf-8"?>
<math xmlns="http://www.w3.org/1998/Math/MathML">
  <semantics>
    <mtable>
      <mtr>
        <mtd>
          <mrow>
            <mi mathvariant="italic">KGV</mi>
            <mrow>
              <mrow>
                <mo stretchy="false">(</mo>
                <mi mathvariant="italic">EI</mi>
                <mo stretchy="false">)</mo>
              </mrow>
              <mo stretchy="false">=</mo>
              <mn>0</mn>
            </mrow>
            <mi mathvariant="italic">für</mi>
            <mrow>
              <mi mathvariant="italic">t.KG</mi>
              <mo stretchy="false">−</mo>
              <mi>t</mi>
            </mrow>
            <mi>'</mi>
            <mn>.</mn>
            <mrow>
              <mi mathvariant="italic">KG</mi>
              <mo stretchy="false">=</mo>
              <mn>1</mn>
            </mrow>
          </mrow>
        </mtd>
      </mtr>
      <mtr>
        <mtd>
          <mrow>
            <mi mathvariant="italic">KGV</mi>
            <mrow>
              <mrow>
                <mo stretchy="false">(</mo>
                <mi mathvariant="italic">EI</mi>
                <mo stretchy="false">)</mo>
              </mrow>
              <mo stretchy="false">=</mo>
              <mi mathvariant="italic">min</mi>
            </mrow>
            <mrow>
              <mo stretchy="false">(</mo>
              <mrow>
                <mi mathvariant="italic">math.floor</mi>
                <mrow>
                  <mo stretchy="false">(</mo>
                  <mrow>
                    <mi>x</mi>
                    <mo stretchy="false">/</mo>
                    <mn>2</mn>
                  </mrow>
                  <mo stretchy="false">)</mo>
                </mrow>
                <mn>,0</mn>
              </mrow>
              <mo stretchy="false">)</mo>
            </mrow>
            <mi mathvariant="italic">sonst</mi>
          </mrow>
        </mtd>
      </mtr>
    </mtable>
    <annotation encoding="StarMath 5.0">alignl KGV (EI) = 0 für t.KG - t'.KG = 1 newline alignl KGV (EI) =  min(math.floor(x/2),0) sonst</annotation>
  </semantics>
</math>
</file>